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319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457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co21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07">
            <text:p>10.7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41">
            <text:p>14.1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11">
            <text:p>21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0271">
            <text:p>10271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0825">
            <text:p>1082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1854">
            <text:p>1185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28">
            <text:p>2020-12-2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 - 1.17)">
            <text:p>(0.6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72">
            <text:p>0.7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71.5">
            <text:p>471.5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90350391033931">
            <text:p>0.0290350391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327498251352">
            <text:p>1.1032749825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2177031165205">
            <text:p>24.217703116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71.875">
            <text:p>271.875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72893481717011">
            <text:p>0.017289348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6109860485895">
            <text:p>1.061098604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99.875">
            <text:p>299.87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205901538039">
            <text:p>0.0205901538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7289648900364">
            <text:p>1.072896489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34.0094081404377">
            <text:p>34.009408140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332.5">
            <text:p>332.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213496853730577">
            <text:p>0.0213496854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7561728457414">
            <text:p>1.0756172846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32.8117419145088">
            <text:p>32.811741914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99">
            <text:p>11199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95.25">
            <text:p>195.2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174345923743191">
            <text:p>0.0174345924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6161684473218">
            <text:p>1.0616168447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624">
            <text:p>10624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179.25">
            <text:p>179.25</text:p>
          </table:table-cell>
          <table:table-cell office:value-type="float" office:value="360.25">
            <text:p>360.25</text:p>
          </table:table-cell>
          <table:table-cell office:value-type="float" office:value="0.0649509803921569">
            <text:p>0.0649509804</text:p>
          </table:table-cell>
          <table:table-cell office:value-type="float" office:value="0.0168721762048193">
            <text:p>0.0168721762</text:p>
          </table:table-cell>
          <table:table-cell office:value-type="float" office:value="0.0229663394109397">
            <text:p>0.0229663394</text:p>
          </table:table-cell>
          <table:table-cell office:value-type="float" office:value="1.2355969458862">
            <text:p>1.2355969459</text:p>
          </table:table-cell>
          <table:table-cell office:value-type="float" office:value="1.05961057056344">
            <text:p>1.0596105706</text:p>
          </table:table-cell>
          <table:table-cell office:value-type="float" office:value="1.08141599532033">
            <text:p>1.0814159953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0.526265971448">
            <text:p>30.526265971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24">
            <text:p>224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870">
            <text:p>10870</text:p>
          </table:table-cell>
          <table:table-cell office:value-type="float" office:value="15607">
            <text:p>15607</text:p>
          </table:table-cell>
          <table:table-cell office:value-type="float" office:value="336.625">
            <text:p>336.625</text:p>
          </table:table-cell>
          <table:table-cell office:value-type="float" office:value="174">
            <text:p>174</text:p>
          </table:table-cell>
          <table:table-cell office:value-type="float" office:value="428.875">
            <text:p>428.875</text:p>
          </table:table-cell>
          <table:table-cell office:value-type="float" office:value="0.0439114270806157">
            <text:p>0.0439114271</text:p>
          </table:table-cell>
          <table:table-cell office:value-type="float" office:value="0.0160073597056118">
            <text:p>0.0160073597</text:p>
          </table:table-cell>
          <table:table-cell office:value-type="float" office:value="0.0274796565643621">
            <text:p>0.0274796566</text:p>
          </table:table-cell>
          <table:table-cell office:value-type="float" office:value="1.15746929310154">
            <text:p>1.1574692931</text:p>
          </table:table-cell>
          <table:table-cell office:value-type="float" office:value="1.05652798067654">
            <text:p>1.0565279807</text:p>
          </table:table-cell>
          <table:table-cell office:value-type="float" office:value="1.09765885576406">
            <text:p>1.097658855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25.5690195078224">
            <text:p>25.569019507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7098">
            <text:p>17098</text:p>
          </table:table-cell>
          <table:table-cell office:value-type="float" office:value="326.125">
            <text:p>326.125</text:p>
          </table:table-cell>
          <table:table-cell office:value-type="float" office:value="249.125">
            <text:p>249.125</text:p>
          </table:table-cell>
          <table:table-cell office:value-type="float" office:value="307">
            <text:p>307</text:p>
          </table:table-cell>
          <table:table-cell office:value-type="float" office:value="0.0391600624399616">
            <text:p>0.0391600624</text:p>
          </table:table-cell>
          <table:table-cell office:value-type="float" office:value="0.0221996970237034">
            <text:p>0.022199697</text:p>
          </table:table-cell>
          <table:table-cell office:value-type="float" office:value="0.0179553164112762">
            <text:p>0.0179553164</text:p>
          </table:table-cell>
          <table:table-cell office:value-type="float" office:value="1.14006589910086">
            <text:p>1.1400658991</text:p>
          </table:table-cell>
          <table:table-cell office:value-type="float" office:value="1.07866487961693">
            <text:p>1.0786648796</text:p>
          </table:table-cell>
          <table:table-cell office:value-type="float" office:value="1.06347549847883">
            <text:p>1.0634754985</text:p>
          </table:table-cell>
          <table:table-cell office:value-type="float" office:value="18.0447142689557">
            <text:p>18.044714269</text:p>
          </table:table-cell>
          <table:table-cell office:value-type="float" office:value="31.5685774151721">
            <text:p>31.5685774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710">
            <text:p>17710</text:p>
          </table:table-cell>
          <table:table-cell office:value-type="float" office:value="88.5">
            <text:p>88.5</text:p>
          </table:table-cell>
          <table:table-cell office:value-type="float" office:value="333.25">
            <text:p>333.25</text:p>
          </table:table-cell>
          <table:table-cell office:value-type="float" office:value="173.625">
            <text:p>173.625</text:p>
          </table:table-cell>
          <table:table-cell office:value-type="float" office:value="0.0101888095786323">
            <text:p>0.0101888096</text:p>
          </table:table-cell>
          <table:table-cell office:value-type="float" office:value="0.0285855206724996">
            <text:p>0.0285855207</text:p>
          </table:table-cell>
          <table:table-cell office:value-type="float" office:value="0.00980378317334839">
            <text:p>0.0098037832</text:p>
          </table:table-cell>
          <table:table-cell office:value-type="float" office:value="1.03586430473285">
            <text:p>1.0358643047</text:p>
          </table:table-cell>
          <table:table-cell office:value-type="float" office:value="1.1016509010583">
            <text:p>1.1016509011</text:p>
          </table:table-cell>
          <table:table-cell office:value-type="float" office:value="1.03450162486916">
            <text:p>1.0345016249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384">
            <text:p>8384</text:p>
          </table:table-cell>
          <table:table-cell office:value-type="float" office:value="11428">
            <text:p>11428</text:p>
          </table:table-cell>
          <table:table-cell office:value-type="float" office:value="17208">
            <text:p>17208</text:p>
          </table:table-cell>
          <table:table-cell office:value-type="float" office:value="95.125">
            <text:p>95.125</text:p>
          </table:table-cell>
          <table:table-cell office:value-type="float" office:value="289.75">
            <text:p>289.75</text:p>
          </table:table-cell>
          <table:table-cell office:value-type="float" office:value="274">
            <text:p>274</text:p>
          </table:table-cell>
          <table:table-cell office:value-type="float" office:value="0.011346016221374">
            <text:p>0.0113460162</text:p>
          </table:table-cell>
          <table:table-cell office:value-type="float" office:value="0.025354392719636">
            <text:p>0.0253543927</text:p>
          </table:table-cell>
          <table:table-cell office:value-type="float" office:value="0.0159228265922827">
            <text:p>0.0159228266</text:p>
          </table:table-cell>
          <table:table-cell office:value-type="float" office:value="1.03996337165964">
            <text:p>1.0399633717</text:p>
          </table:table-cell>
          <table:table-cell office:value-type="float" office:value="1.09000035116988">
            <text:p>1.0900003512</text:p>
          </table:table-cell>
          <table:table-cell office:value-type="float" office:value="1.0562268244301">
            <text:p>1.0562268244</text:p>
          </table:table-cell>
          <table:table-cell office:value-type="float" office:value="0">
            <text:p>0</text:p>
          </table:table-cell>
          <table:table-cell office:value-type="float" office:value="27.6834741161371">
            <text:p>27.68347411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466">
            <text:p>11466</text:p>
          </table:table-cell>
          <table:table-cell office:value-type="float" office:value="17773">
            <text:p>17773</text:p>
          </table:table-cell>
          <table:table-cell office:value-type="float" office:value="172">
            <text:p>172</text:p>
          </table:table-cell>
          <table:table-cell office:value-type="float" office:value="244.25">
            <text:p>244.25</text:p>
          </table:table-cell>
          <table:table-cell office:value-type="float" office:value="395.75">
            <text:p>395.75</text:p>
          </table:table-cell>
          <table:table-cell office:value-type="float" office:value="0.0205030396948385">
            <text:p>0.0205030397</text:p>
          </table:table-cell>
          <table:table-cell office:value-type="float" office:value="0.0213021105878249">
            <text:p>0.0213021106</text:p>
          </table:table-cell>
          <table:table-cell office:value-type="float" office:value="0.0222669217352163">
            <text:p>0.0222669217</text:p>
          </table:table-cell>
          <table:table-cell office:value-type="float" office:value="1.07258457321992">
            <text:p>1.0725845732</text:p>
          </table:table-cell>
          <table:table-cell office:value-type="float" office:value="1.07544679569176">
            <text:p>1.0754467957</text:p>
          </table:table-cell>
          <table:table-cell office:value-type="float" office:value="1.07890602504824">
            <text:p>1.078906025</text:p>
          </table:table-cell>
          <table:table-cell office:value-type="float" office:value="34.152446027942">
            <text:p>34.1524460279</text:p>
          </table:table-cell>
          <table:table-cell office:value-type="float" office:value="32.8842529819433">
            <text:p>32.8842529819</text:p>
          </table:table-cell>
          <table:table-cell office:value-type="float" office:value="31.4743093315583">
            <text:p>31.474309331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746">
            <text:p>12746</text:p>
          </table:table-cell>
          <table:table-cell office:value-type="float" office:value="17837">
            <text:p>17837</text:p>
          </table:table-cell>
          <table:table-cell office:value-type="float" office:value="226.25">
            <text:p>226.25</text:p>
          </table:table-cell>
          <table:table-cell office:value-type="float" office:value="196.875">
            <text:p>196.875</text:p>
          </table:table-cell>
          <table:table-cell office:value-type="float" office:value="134.5">
            <text:p>134.5</text:p>
          </table:table-cell>
          <table:table-cell office:value-type="float" office:value="0.02534446062507">
            <text:p>0.0253444606</text:p>
          </table:table-cell>
          <table:table-cell office:value-type="float" office:value="0.0154460222815001">
            <text:p>0.0154460223</text:p>
          </table:table-cell>
          <table:table-cell office:value-type="float" office:value="0.00754050569041879">
            <text:p>0.0075405057</text:p>
          </table:table-cell>
          <table:table-cell office:value-type="float" office:value="1.08996460188912">
            <text:p>1.0899646019</text:p>
          </table:table-cell>
          <table:table-cell office:value-type="float" office:value="1.05452869400972">
            <text:p>1.054528694</text:p>
          </table:table-cell>
          <table:table-cell office:value-type="float" office:value="1.02650321399956">
            <text:p>1.026503214</text:p>
          </table:table-cell>
          <table:table-cell office:value-type="float" office:value="27.6941881427529">
            <text:p>27.69418814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1">
            <text:p>151</text:p>
          </table:table-cell>
          <table:table-cell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2487">
            <text:p>12487</text:p>
          </table:table-cell>
          <table:table-cell office:value-type="float" office:value="17228">
            <text:p>17228</text:p>
          </table:table-cell>
          <table:table-cell office:value-type="float" office:value="88.5">
            <text:p>88.5</text:p>
          </table:table-cell>
          <table:table-cell office:value-type="float" office:value="159.375">
            <text:p>159.375</text:p>
          </table:table-cell>
          <table:table-cell office:value-type="float" office:value="240">
            <text:p>240</text:p>
          </table:table-cell>
          <table:table-cell office:value-type="float" office:value="0.0101888095786323">
            <text:p>0.0101888096</text:p>
          </table:table-cell>
          <table:table-cell office:value-type="float" office:value="0.0127632738047569">
            <text:p>0.0127632738</text:p>
          </table:table-cell>
          <table:table-cell office:value-type="float" office:value="0.0139308103087996">
            <text:p>0.0139308103</text:p>
          </table:table-cell>
          <table:table-cell office:value-type="float" office:value="1.03586430473285">
            <text:p>1.0358643047</text:p>
          </table:table-cell>
          <table:table-cell office:value-type="float" office:value="1.04499074458675">
            <text:p>1.0449907446</text:p>
          </table:table-cell>
          <table:table-cell office:value-type="float" office:value="1.04913820833348">
            <text:p>1.04913820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469">
            <text:p>8469</text:p>
          </table:table-cell>
          <table:table-cell office:value-type="float" office:value="12386">
            <text:p>12386</text:p>
          </table:table-cell>
          <table:table-cell office:value-type="float" office:value="17577">
            <text:p>17577</text:p>
          </table:table-cell>
          <table:table-cell office:value-type="float" office:value="132.875">
            <text:p>132.875</text:p>
          </table:table-cell>
          <table:table-cell office:value-type="float" office:value="218">
            <text:p>218</text:p>
          </table:table-cell>
          <table:table-cell office:value-type="float" office:value="340.125">
            <text:p>340.125</text:p>
          </table:table-cell>
          <table:table-cell office:value-type="float" office:value="0.0156895737395206">
            <text:p>0.0156895737</text:p>
          </table:table-cell>
          <table:table-cell office:value-type="float" office:value="0.0176005167124172">
            <text:p>0.0176005167</text:p>
          </table:table-cell>
          <table:table-cell office:value-type="float" office:value="0.0193505717699266">
            <text:p>0.0193505718</text:p>
          </table:table-cell>
          <table:table-cell office:value-type="float" office:value="1.05539598702761">
            <text:p>1.055395987</text:p>
          </table:table-cell>
          <table:table-cell office:value-type="float" office:value="1.06220897374301">
            <text:p>1.0622089737</text:p>
          </table:table-cell>
          <table:table-cell office:value-type="float" office:value="1.06846091266528">
            <text:p>1.06846091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905">
            <text:p>8905</text:p>
          </table:table-cell>
          <table:table-cell office:value-type="float" office:value="12902">
            <text:p>12902</text:p>
          </table:table-cell>
          <table:table-cell office:value-type="float" office:value="18119">
            <text:p>18119</text:p>
          </table:table-cell>
          <table:table-cell office:value-type="float" office:value="232.875">
            <text:p>232.875</text:p>
          </table:table-cell>
          <table:table-cell office:value-type="float" office:value="213">
            <text:p>213</text:p>
          </table:table-cell>
          <table:table-cell office:value-type="float" office:value="282.5">
            <text:p>282.5</text:p>
          </table:table-cell>
          <table:table-cell office:value-type="float" office:value="0.0261510387422796">
            <text:p>0.0261510387</text:p>
          </table:table-cell>
          <table:table-cell office:value-type="float" office:value="0.0165090683614943">
            <text:p>0.0165090684</text:p>
          </table:table-cell>
          <table:table-cell office:value-type="float" office:value="0.0155913681770517">
            <text:p>0.0155913682</text:p>
          </table:table-cell>
          <table:table-cell office:value-type="float" office:value="1.09286903417949">
            <text:p>1.0928690342</text:p>
          </table:table-cell>
          <table:table-cell office:value-type="float" office:value="1.05831593596803">
            <text:p>1.058315936</text:p>
          </table:table-cell>
          <table:table-cell office:value-type="float" office:value="1.05504624651248">
            <text:p>1.0550462465</text:p>
          </table:table-cell>
          <table:table-cell office:value-type="float" office:value="26.8506139547939">
            <text:p>26.85061395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9806">
            <text:p>9806</text:p>
          </table:table-cell>
          <table:table-cell office:value-type="float" office:value="12954">
            <text:p>12954</text:p>
          </table:table-cell>
          <table:table-cell office:value-type="float" office:value="18694">
            <text:p>18694</text:p>
          </table:table-cell>
          <table:table-cell office:value-type="float" office:value="131.5">
            <text:p>131.5</text:p>
          </table:table-cell>
          <table:table-cell office:value-type="float" office:value="133.625">
            <text:p>133.625</text:p>
          </table:table-cell>
          <table:table-cell office:value-type="float" office:value="284.875">
            <text:p>284.875</text:p>
          </table:table-cell>
          <table:table-cell office:value-type="float" office:value="0.0134101570467061">
            <text:p>0.013410157</text:p>
          </table:table-cell>
          <table:table-cell office:value-type="float" office:value="0.0103153466110854">
            <text:p>0.0103153466</text:p>
          </table:table-cell>
          <table:table-cell office:value-type="float" office:value="0.0152388466887771">
            <text:p>0.0152388467</text:p>
          </table:table-cell>
          <table:table-cell office:value-type="float" office:value="1.04728802099503">
            <text:p>1.047288021</text:p>
          </table:table-cell>
          <table:table-cell office:value-type="float" office:value="1.03631226963518">
            <text:p>1.0363122696</text:p>
          </table:table-cell>
          <table:table-cell office:value-type="float" office:value="1.05379111940959">
            <text:p>1.05379111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912">
            <text:p>9912</text:p>
          </table:table-cell>
          <table:table-cell office:value-type="float" office:value="12702">
            <text:p>12702</text:p>
          </table:table-cell>
          <table:table-cell office:value-type="float" office:value="18315">
            <text:p>18315</text:p>
          </table:table-cell>
          <table:table-cell office:value-type="float" office:value="113">
            <text:p>113</text:p>
          </table:table-cell>
          <table:table-cell office:value-type="float" office:value="217.5">
            <text:p>217.5</text:p>
          </table:table-cell>
          <table:table-cell office:value-type="float" office:value="504.625">
            <text:p>504.625</text:p>
          </table:table-cell>
          <table:table-cell office:value-type="float" office:value="0.0114003228410008">
            <text:p>0.0114003228</text:p>
          </table:table-cell>
          <table:table-cell office:value-type="float" office:value="0.0171232876712329">
            <text:p>0.0171232877</text:p>
          </table:table-cell>
          <table:table-cell office:value-type="float" office:value="0.0275525525525526">
            <text:p>0.0275525526</text:p>
          </table:table-cell>
          <table:table-cell office:value-type="float" office:value="1.04015586597083">
            <text:p>1.040155866</text:p>
          </table:table-cell>
          <table:table-cell office:value-type="float" office:value="1.06050619253143">
            <text:p>1.0605061925</text:p>
          </table:table-cell>
          <table:table-cell office:value-type="float" office:value="1.09792185451217">
            <text:p>1.0979218545</text:p>
          </table:table-cell>
          <table:table-cell table:number-columns-repeated="2" office:value-type="float" office:value="0">
            <text:p>0</text:p>
          </table:table-cell>
          <table:table-cell office:value-type="float" office:value="25.5022800591512">
            <text:p>25.502280059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40">
            <text:p>340</text:p>
          </table:table-cell>
          <table:table-cell office:value-type="float" office:value="174">
            <text:p>174</text:p>
          </table:table-cell>
          <table:table-cell office:value-type="float" office:value="9912">
            <text:p>9912</text:p>
          </table:table-cell>
          <table:table-cell office:value-type="float" office:value="12774">
            <text:p>12774</text:p>
          </table:table-cell>
          <table:table-cell office:value-type="float" office:value="19749">
            <text:p>19749</text:p>
          </table:table-cell>
          <table:table-cell office:value-type="float" office:value="180.875">
            <text:p>180.875</text:p>
          </table:table-cell>
          <table:table-cell office:value-type="float" office:value="194.75">
            <text:p>194.75</text:p>
          </table:table-cell>
          <table:table-cell office:value-type="float" office:value="775.75">
            <text:p>775.75</text:p>
          </table:table-cell>
          <table:table-cell office:value-type="float" office:value="0.0182480831315577">
            <text:p>0.0182480831</text:p>
          </table:table-cell>
          <table:table-cell office:value-type="float" office:value="0.0152458118052294">
            <text:p>0.0152458118</text:p>
          </table:table-cell>
          <table:table-cell office:value-type="float" office:value="0.03928046989721">
            <text:p>0.0392804699</text:p>
          </table:table-cell>
          <table:table-cell office:value-type="float" office:value="1.06452095633489">
            <text:p>1.0645209563</text:p>
          </table:table-cell>
          <table:table-cell office:value-type="float" office:value="1.0538159134824">
            <text:p>1.0538159135</text:p>
          </table:table-cell>
          <table:table-cell office:value-type="float" office:value="1.14050583705831">
            <text:p>1.1405058371</text:p>
          </table:table-cell>
          <table:table-cell table:number-columns-repeated="2" office:value-type="float" office:value="0">
            <text:p>0</text:p>
          </table:table-cell>
          <table:table-cell office:value-type="float" office:value="17.9904501997321">
            <text:p>17.990450199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363">
            <text:p>363</text:p>
          </table:table-cell>
          <table:table-cell office:value-type="float" office:value="10294">
            <text:p>10294</text:p>
          </table:table-cell>
          <table:table-cell office:value-type="float" office:value="13332">
            <text:p>13332</text:p>
          </table:table-cell>
          <table:table-cell office:value-type="float" office:value="19949">
            <text:p>19949</text:p>
          </table:table-cell>
          <table:table-cell office:value-type="float" office:value="189.625">
            <text:p>189.625</text:p>
          </table:table-cell>
          <table:table-cell office:value-type="float" office:value="271.25">
            <text:p>271.25</text:p>
          </table:table-cell>
          <table:table-cell office:value-type="float" office:value="850.25">
            <text:p>850.25</text:p>
          </table:table-cell>
          <table:table-cell office:value-type="float" office:value="0.0184209248105693">
            <text:p>0.0184209248</text:p>
          </table:table-cell>
          <table:table-cell office:value-type="float" office:value="0.0203457845784578">
            <text:p>0.0203457846</text:p>
          </table:table-cell>
          <table:table-cell office:value-type="float" office:value="0.0426211840192491">
            <text:p>0.042621184</text:p>
          </table:table-cell>
          <table:table-cell office:value-type="float" office:value="1.06513832455991">
            <text:p>1.0651383246</text:p>
          </table:table-cell>
          <table:table-cell office:value-type="float" office:value="1.07202158988682">
            <text:p>1.0720215899</text:p>
          </table:table-cell>
          <table:table-cell office:value-type="float" office:value="1.15273461210869">
            <text:p>1.1527346121</text:p>
          </table:table-cell>
          <table:table-cell office:value-type="float" office:value="0">
            <text:p>0</text:p>
          </table:table-cell>
          <table:table-cell office:value-type="float" office:value="34.4137538110443">
            <text:p>34.413753811</text:p>
          </table:table-cell>
          <table:table-cell office:value-type="float" office:value="16.6071361506082">
            <text:p>16.607136150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10213">
            <text:p>10213</text:p>
          </table:table-cell>
          <table:table-cell office:value-type="float" office:value="13848">
            <text:p>13848</text:p>
          </table:table-cell>
          <table:table-cell office:value-type="float" office:value="19881">
            <text:p>19881</text:p>
          </table:table-cell>
          <table:table-cell office:value-type="float" office:value="132.625">
            <text:p>132.625</text:p>
          </table:table-cell>
          <table:table-cell office:value-type="float" office:value="242.5">
            <text:p>242.5</text:p>
          </table:table-cell>
          <table:table-cell office:value-type="float" office:value="980.125">
            <text:p>980.125</text:p>
          </table:table-cell>
          <table:table-cell office:value-type="float" office:value="0.0129859003231176">
            <text:p>0.0129859003</text:p>
          </table:table-cell>
          <table:table-cell office:value-type="float" office:value="0.0175115540150202">
            <text:p>0.017511554</text:p>
          </table:table-cell>
          <table:table-cell office:value-type="float" office:value="0.04929958251597">
            <text:p>0.0492995825</text:p>
          </table:table-cell>
          <table:table-cell office:value-type="float" office:value="1.04578117300103">
            <text:p>1.045781173</text:p>
          </table:table-cell>
          <table:table-cell office:value-type="float" office:value="1.06189148191965">
            <text:p>1.0618914819</text:p>
          </table:table-cell>
          <table:table-cell office:value-type="float" office:value="1.17731221852494">
            <text:p>1.1773122185</text:p>
          </table:table-cell>
          <table:table-cell table:number-columns-repeated="2" office:value-type="float" office:value="0">
            <text:p>0</text:p>
          </table:table-cell>
          <table:table-cell office:value-type="float" office:value="14.4036936124549">
            <text:p>14.403693612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932">
            <text:p>9932</text:p>
          </table:table-cell>
          <table:table-cell office:value-type="float" office:value="13764">
            <text:p>13764</text:p>
          </table:table-cell>
          <table:table-cell office:value-type="float" office:value="20952">
            <text:p>20952</text:p>
          </table:table-cell>
          <table:table-cell office:value-type="float" office:value="54.5">
            <text:p>54.5</text:p>
          </table:table-cell>
          <table:table-cell office:value-type="float" office:value="384.75">
            <text:p>384.75</text:p>
          </table:table-cell>
          <table:table-cell office:value-type="float" office:value="1246.875">
            <text:p>1246.875</text:p>
          </table:table-cell>
          <table:table-cell office:value-type="float" office:value="0.00548731373338703">
            <text:p>0.0054873137</text:p>
          </table:table-cell>
          <table:table-cell office:value-type="float" office:value="0.0279533565823888">
            <text:p>0.0279533566</text:p>
          </table:table-cell>
          <table:table-cell office:value-type="float" office:value="0.0595110252004582">
            <text:p>0.0595110252</text:p>
          </table:table-cell>
          <table:table-cell office:value-type="float" office:value="1.01926461486639">
            <text:p>1.0192646149</text:p>
          </table:table-cell>
          <table:table-cell office:value-type="float" office:value="1.09936827272104">
            <text:p>1.0993682727</text:p>
          </table:table-cell>
          <table:table-cell office:value-type="float" office:value="1.21523004995761">
            <text:p>1.21523005</text:p>
          </table:table-cell>
          <table:table-cell office:value-type="float" office:value="0">
            <text:p>0</text:p>
          </table:table-cell>
          <table:table-cell office:value-type="float" office:value="25.141544581939">
            <text:p>25.1415445819</text:p>
          </table:table-cell>
          <table:table-cell office:value-type="float" office:value="11.990608901044">
            <text:p>11.99060890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9799">
            <text:p>9799</text:p>
          </table:table-cell>
          <table:table-cell office:value-type="float" office:value="14488">
            <text:p>14488</text:p>
          </table:table-cell>
          <table:table-cell office:value-type="float" office:value="23269">
            <text:p>23269</text:p>
          </table:table-cell>
          <table:table-cell office:value-type="float" office:value="193.5">
            <text:p>193.5</text:p>
          </table:table-cell>
          <table:table-cell office:value-type="float" office:value="630.625">
            <text:p>630.625</text:p>
          </table:table-cell>
          <table:table-cell office:value-type="float" office:value="1181.25">
            <text:p>1181.25</text:p>
          </table:table-cell>
          <table:table-cell office:value-type="float" office:value="0.0197469129503011">
            <text:p>0.019746913</text:p>
          </table:table-cell>
          <table:table-cell office:value-type="float" office:value="0.043527401987852">
            <text:p>0.043527402</text:p>
          </table:table-cell>
          <table:table-cell office:value-type="float" office:value="0.0507649662641282">
            <text:p>0.0507649663</text:p>
          </table:table-cell>
          <table:table-cell office:value-type="float" office:value="1.06987847884534">
            <text:p>1.0698784788</text:p>
          </table:table-cell>
          <table:table-cell office:value-type="float" office:value="1.15605939101615">
            <text:p>1.156059391</text:p>
          </table:table-cell>
          <table:table-cell office:value-type="float" office:value="1.18272846225205">
            <text:p>1.1827284623</text:p>
          </table:table-cell>
          <table:table-cell office:value-type="float" office:value="0">
            <text:p>0</text:p>
          </table:table-cell>
          <table:table-cell office:value-type="float" office:value="16.2684992878189">
            <text:p>16.2684992878</text:p>
          </table:table-cell>
          <table:table-cell office:value-type="float" office:value="13.9977593312418">
            <text:p>13.997759331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10428">
            <text:p>10428</text:p>
          </table:table-cell>
          <table:table-cell office:value-type="float" office:value="14879">
            <text:p>14879</text:p>
          </table:table-cell>
          <table:table-cell office:value-type="float" office:value="25017">
            <text:p>25017</text:p>
          </table:table-cell>
          <table:table-cell office:value-type="float" office:value="97.625">
            <text:p>97.625</text:p>
          </table:table-cell>
          <table:table-cell office:value-type="float" office:value="829.25">
            <text:p>829.25</text:p>
          </table:table-cell>
          <table:table-cell office:value-type="float" office:value="1353.625">
            <text:p>1353.625</text:p>
          </table:table-cell>
          <table:table-cell office:value-type="float" office:value="0.00936181434599156">
            <text:p>0.0093618143</text:p>
          </table:table-cell>
          <table:table-cell office:value-type="float" office:value="0.0557329121580751">
            <text:p>0.0557329122</text:p>
          </table:table-cell>
          <table:table-cell office:value-type="float" office:value="0.0541082064196346">
            <text:p>0.0541082064</text:p>
          </table:table-cell>
          <table:table-cell office:value-type="float" office:value="1.03293813160395">
            <text:p>1.0329381316</text:p>
          </table:table-cell>
          <table:table-cell office:value-type="float" office:value="1.2011532612486">
            <text:p>1.2011532612</text:p>
          </table:table-cell>
          <table:table-cell office:value-type="float" office:value="1.19511701055254">
            <text:p>1.1951170106</text:p>
          </table:table-cell>
          <table:table-cell office:value-type="float" office:value="0">
            <text:p>0</text:p>
          </table:table-cell>
          <table:table-cell office:value-type="float" office:value="12.7803863056542">
            <text:p>12.7803863057</text:p>
          </table:table-cell>
          <table:table-cell office:value-type="float" office:value="13.1539190945126">
            <text:p>13.153919094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369">
            <text:p>369</text:p>
          </table:table-cell>
          <table:table-cell office:value-type="float" office:value="10789">
            <text:p>10789</text:p>
          </table:table-cell>
          <table:table-cell office:value-type="float" office:value="15830">
            <text:p>15830</text:p>
          </table:table-cell>
          <table:table-cell office:value-type="float" office:value="26685">
            <text:p>26685</text:p>
          </table:table-cell>
          <table:table-cell office:value-type="float" office:value="85">
            <text:p>85</text:p>
          </table:table-cell>
          <table:table-cell office:value-type="float" office:value="916.625">
            <text:p>916.625</text:p>
          </table:table-cell>
          <table:table-cell office:value-type="float" office:value="1365.875">
            <text:p>1365.875</text:p>
          </table:table-cell>
          <table:table-cell office:value-type="float" office:value="0.00787839466122903">
            <text:p>0.0078783947</text:p>
          </table:table-cell>
          <table:table-cell office:value-type="float" office:value="0.0579042956411876">
            <text:p>0.0579042956</text:p>
          </table:table-cell>
          <table:table-cell office:value-type="float" office:value="0.0511851227281244">
            <text:p>0.0511851227</text:p>
          </table:table-cell>
          <table:table-cell office:value-type="float" office:value="1.02769603675508">
            <text:p>1.0276960368</text:p>
          </table:table-cell>
          <table:table-cell office:value-type="float" office:value="1.20923673335341">
            <text:p>1.2092367334</text:p>
          </table:table-cell>
          <table:table-cell office:value-type="float" office:value="1.18428296645427">
            <text:p>1.1842829665</text:p>
          </table:table-cell>
          <table:table-cell office:value-type="float" office:value="0">
            <text:p>0</text:p>
          </table:table-cell>
          <table:table-cell office:value-type="float" office:value="12.3138881225897">
            <text:p>12.3138881226</text:p>
          </table:table-cell>
          <table:table-cell office:value-type="float" office:value="13.8856561033498">
            <text:p>13.885656103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10210">
            <text:p>10210</text:p>
          </table:table-cell>
          <table:table-cell office:value-type="float" office:value="16728">
            <text:p>16728</text:p>
          </table:table-cell>
          <table:table-cell office:value-type="float" office:value="28264">
            <text:p>28264</text:p>
          </table:table-cell>
          <table:table-cell office:value-type="float" office:value="198.375">
            <text:p>198.375</text:p>
          </table:table-cell>
          <table:table-cell office:value-type="float" office:value="982.125">
            <text:p>982.125</text:p>
          </table:table-cell>
          <table:table-cell office:value-type="float" office:value="1738.5">
            <text:p>1738.5</text:p>
          </table:table-cell>
          <table:table-cell office:value-type="float" office:value="0.0194294809010774">
            <text:p>0.0194294809</text:p>
          </table:table-cell>
          <table:table-cell office:value-type="float" office:value="0.0587114418938307">
            <text:p>0.0587114419</text:p>
          </table:table-cell>
          <table:table-cell office:value-type="float" office:value="0.0615093405038211">
            <text:p>0.0615093405</text:p>
          </table:table-cell>
          <table:table-cell office:value-type="float" office:value="1.06874309242082">
            <text:p>1.0687430924</text:p>
          </table:table-cell>
          <table:table-cell office:value-type="float" office:value="1.21224623211054">
            <text:p>1.2122462321</text:p>
          </table:table-cell>
          <table:table-cell office:value-type="float" office:value="1.22269815374304">
            <text:p>1.2226981537</text:p>
          </table:table-cell>
          <table:table-cell office:value-type="float" office:value="0">
            <text:p>0</text:p>
          </table:table-cell>
          <table:table-cell office:value-type="float" office:value="12.1492765398768">
            <text:p>12.1492765399</text:p>
          </table:table-cell>
          <table:table-cell office:value-type="float" office:value="11.6121002135881">
            <text:p>11.612100213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44">
            <text:p>344</text:p>
          </table:table-cell>
          <table:table-cell office:value-type="float" office:value="10799">
            <text:p>10799</text:p>
          </table:table-cell>
          <table:table-cell office:value-type="float" office:value="17734">
            <text:p>17734</text:p>
          </table:table-cell>
          <table:table-cell office:value-type="float" office:value="29661">
            <text:p>29661</text:p>
          </table:table-cell>
          <table:table-cell office:value-type="float" office:value="342.375">
            <text:p>342.375</text:p>
          </table:table-cell>
          <table:table-cell office:value-type="float" office:value="867">
            <text:p>867</text:p>
          </table:table-cell>
          <table:table-cell office:value-type="float" office:value="1170.375">
            <text:p>1170.375</text:p>
          </table:table-cell>
          <table:table-cell office:value-type="float" office:value="0.0317043244744884">
            <text:p>0.0317043245</text:p>
          </table:table-cell>
          <table:table-cell office:value-type="float" office:value="0.0488891395060336">
            <text:p>0.0488891395</text:p>
          </table:table-cell>
          <table:table-cell office:value-type="float" office:value="0.0394583796905027">
            <text:p>0.0394583797</text:p>
          </table:table-cell>
          <table:table-cell office:value-type="float" office:value="1.11293525747386">
            <text:p>1.1129352575</text:p>
          </table:table-cell>
          <table:table-cell office:value-type="float" office:value="1.17579667827593">
            <text:p>1.1757966783</text:p>
          </table:table-cell>
          <table:table-cell office:value-type="float" office:value="1.14115597782325">
            <text:p>1.1411559778</text:p>
          </table:table-cell>
          <table:table-cell office:value-type="float" office:value="22.2076298909251">
            <text:p>22.2076298909</text:p>
          </table:table-cell>
          <table:table-cell office:value-type="float" office:value="14.5217544388847">
            <text:p>14.5217544389</text:p>
          </table:table-cell>
          <table:table-cell office:value-type="float" office:value="17.9108776349657">
            <text:p>17.91087763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424">
            <text:p>424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10950">
            <text:p>10950</text:p>
          </table:table-cell>
          <table:table-cell office:value-type="float" office:value="18450">
            <text:p>18450</text:p>
          </table:table-cell>
          <table:table-cell office:value-type="float" office:value="30993">
            <text:p>30993</text:p>
          </table:table-cell>
          <table:table-cell office:value-type="float" office:value="391.125">
            <text:p>391.125</text:p>
          </table:table-cell>
          <table:table-cell office:value-type="float" office:value="956.625">
            <text:p>956.625</text:p>
          </table:table-cell>
          <table:table-cell office:value-type="float" office:value="1018.625">
            <text:p>1018.625</text:p>
          </table:table-cell>
          <table:table-cell office:value-type="float" office:value="0.0357191780821918">
            <text:p>0.0357191781</text:p>
          </table:table-cell>
          <table:table-cell office:value-type="float" office:value="0.051849593495935">
            <text:p>0.0518495935</text:p>
          </table:table-cell>
          <table:table-cell office:value-type="float" office:value="0.0328662923886039">
            <text:p>0.0328662924</text:p>
          </table:table-cell>
          <table:table-cell office:value-type="float" office:value="1.12751780826609">
            <text:p>1.1275178083</text:p>
          </table:table-cell>
          <table:table-cell office:value-type="float" office:value="1.18674280271333">
            <text:p>1.1867428027</text:p>
          </table:table-cell>
          <table:table-cell office:value-type="float" office:value="1.11714920198385">
            <text:p>1.117149202</text:p>
          </table:table-cell>
          <table:table-cell office:value-type="float" office:value="19.7500091780375">
            <text:p>19.750009178</text:p>
          </table:table-cell>
          <table:table-cell office:value-type="float" office:value="13.7120745550133">
            <text:p>13.712074555</text:p>
          </table:table-cell>
          <table:table-cell office:value-type="float" office:value="21.434616696587">
            <text:p>21.434616696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9">
            <text:p>559</text:p>
          </table:table-cell>
          <table:table-cell office:value-type="float" office:value="461">
            <text:p>461</text:p>
          </table:table-cell>
          <table:table-cell office:value-type="float" office:value="11035">
            <text:p>11035</text:p>
          </table:table-cell>
          <table:table-cell office:value-type="float" office:value="19384">
            <text:p>19384</text:p>
          </table:table-cell>
          <table:table-cell office:value-type="float" office:value="32486">
            <text:p>32486</text:p>
          </table:table-cell>
          <table:table-cell office:value-type="float" office:value="452.75">
            <text:p>452.75</text:p>
          </table:table-cell>
          <table:table-cell office:value-type="float" office:value="249.375">
            <text:p>249.375</text:p>
          </table:table-cell>
          <table:table-cell office:value-type="float" office:value="365.875">
            <text:p>365.875</text:p>
          </table:table-cell>
          <table:table-cell office:value-type="float" office:value="0.041028545536928">
            <text:p>0.0410285455</text:p>
          </table:table-cell>
          <table:table-cell office:value-type="float" office:value="0.0128649917457697">
            <text:p>0.0128649917</text:p>
          </table:table-cell>
          <table:table-cell office:value-type="float" office:value="0.0112625438650496">
            <text:p>0.0112625439</text:p>
          </table:table-cell>
          <table:table-cell office:value-type="float" office:value="1.14689925881504">
            <text:p>1.1468992588</text:p>
          </table:table-cell>
          <table:table-cell office:value-type="float" office:value="1.04535186681493">
            <text:p>1.0453518668</text:p>
          </table:table-cell>
          <table:table-cell office:value-type="float" office:value="1.03966751952053">
            <text:p>1.0396675195</text:p>
          </table:table-cell>
          <table:table-cell office:value-type="float" office:value="17.2385175327378">
            <text:p>17.23851753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727">
            <text:p>727</text:p>
          </table:table-cell>
          <table:table-cell office:value-type="float" office:value="446">
            <text:p>446</text:p>
          </table:table-cell>
          <table:table-cell office:value-type="float" office:value="11505">
            <text:p>11505</text:p>
          </table:table-cell>
          <table:table-cell office:value-type="float" office:value="19878">
            <text:p>19878</text:p>
          </table:table-cell>
          <table:table-cell office:value-type="float" office:value="34602">
            <text:p>34602</text:p>
          </table:table-cell>
          <table:table-cell office:value-type="float" office:value="618.375">
            <text:p>618.375</text:p>
          </table:table-cell>
          <table:table-cell office:value-type="float" office:value="135.25">
            <text:p>135.25</text:p>
          </table:table-cell>
          <table:table-cell office:value-type="float" office:value="39.75">
            <text:p>39.75</text:p>
          </table:table-cell>
          <table:table-cell office:value-type="float" office:value="0.053748370273794">
            <text:p>0.0537483703</text:p>
          </table:table-cell>
          <table:table-cell office:value-type="float" office:value="0.00680400442700473">
            <text:p>0.0068040044</text:p>
          </table:table-cell>
          <table:table-cell office:value-type="float" office:value="0.00114877752731056">
            <text:p>0.0011487775</text:p>
          </table:table-cell>
          <table:table-cell office:value-type="float" office:value="1.19378151508017">
            <text:p>1.1937815151</text:p>
          </table:table-cell>
          <table:table-cell office:value-type="float" office:value="1.02390475266795">
            <text:p>1.0239047527</text:p>
          </table:table-cell>
          <table:table-cell office:value-type="float" office:value="1.00402330793761">
            <text:p>1.0040233079</text:p>
          </table:table-cell>
          <table:table-cell office:value-type="float" office:value="13.2397021774812">
            <text:p>13.23970217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749">
            <text:p>749</text:p>
          </table:table-cell>
          <table:table-cell office:value-type="float" office:value="12850">
            <text:p>12850</text:p>
          </table:table-cell>
          <table:table-cell office:value-type="float" office:value="21352">
            <text:p>21352</text:p>
          </table:table-cell>
          <table:table-cell office:value-type="float" office:value="34798">
            <text:p>34798</text:p>
          </table:table-cell>
          <table:table-cell office:value-type="float" office:value="642.875">
            <text:p>642.875</text:p>
          </table:table-cell>
          <table:table-cell office:value-type="float" office:value="949.25">
            <text:p>949.25</text:p>
          </table:table-cell>
          <table:table-cell office:value-type="float" office:value="-61.375">
            <text:p>-61.375</text:p>
          </table:table-cell>
          <table:table-cell office:value-type="float" office:value="0.0500291828793774">
            <text:p>0.0500291829</text:p>
          </table:table-cell>
          <table:table-cell office:value-type="float" office:value="0.0444571937055077">
            <text:p>0.0444571937</text:p>
          </table:table-cell>
          <table:table-cell office:value-type="float" office:value="-0.0017637507902753">
            <text:p>-0.0017637508</text:p>
          </table:table-cell>
          <table:table-cell office:value-type="float" office:value="1.18000786159139">
            <text:p>1.1800078616</text:p>
          </table:table-cell>
          <table:table-cell office:value-type="float" office:value="1.15947400443073">
            <text:p>1.1594740044</text:p>
          </table:table-cell>
          <table:table-cell office:value-type="float" office:value="0.993832969435063">
            <text:p>0.9938329694</text:p>
          </table:table-cell>
          <table:table-cell office:value-type="float" office:value="14.1986109852229">
            <text:p>14.1986109852</text:p>
          </table:table-cell>
          <table:table-cell office:value-type="float" office:value="15.9354002222885">
            <text:p>15.9354002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777">
            <text:p>13777</text:p>
          </table:table-cell>
          <table:table-cell office:value-type="float" office:value="22255">
            <text:p>22255</text:p>
          </table:table-cell>
          <table:table-cell office:value-type="float" office:value="33149">
            <text:p>33149</text:p>
          </table:table-cell>
          <table:table-cell office:value-type="float" office:value="654.75">
            <text:p>654.75</text:p>
          </table:table-cell>
          <table:table-cell office:value-type="float" office:value="654.5">
            <text:p>654.5</text:p>
          </table:table-cell>
          <table:table-cell office:value-type="float" office:value="-201.25">
            <text:p>-201.25</text:p>
          </table:table-cell>
          <table:table-cell office:value-type="float" office:value="0.0475248602743703">
            <text:p>0.0475248603</text:p>
          </table:table-cell>
          <table:table-cell office:value-type="float" office:value="0.0294091215457201">
            <text:p>0.0294091215</text:p>
          </table:table-cell>
          <table:table-cell office:value-type="float" office:value="-0.00607107303387734">
            <text:p>-0.006071073</text:p>
          </table:table-cell>
          <table:table-cell office:value-type="float" office:value="1.17076389115473">
            <text:p>1.1707638912</text:p>
          </table:table-cell>
          <table:table-cell office:value-type="float" office:value="1.104627122413">
            <text:p>1.1046271224</text:p>
          </table:table-cell>
          <table:table-cell office:value-type="float" office:value="0.978823485919883">
            <text:p>0.9788234859</text:p>
          </table:table-cell>
          <table:table-cell office:value-type="float" office:value="14.9288306202306">
            <text:p>14.9288306202</text:p>
          </table:table-cell>
          <table:table-cell office:value-type="float" office:value="23.9140216120941">
            <text:p>23.91402161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482">
            <text:p>14482</text:p>
          </table:table-cell>
          <table:table-cell office:value-type="float" office:value="22370">
            <text:p>22370</text:p>
          </table:table-cell>
          <table:table-cell office:value-type="float" office:value="31327">
            <text:p>31327</text:p>
          </table:table-cell>
          <table:table-cell office:value-type="float" office:value="757.75">
            <text:p>757.75</text:p>
          </table:table-cell>
          <table:table-cell office:value-type="float" office:value="-88.75">
            <text:p>-88.75</text:p>
          </table:table-cell>
          <table:table-cell office:value-type="float" office:value="354.375">
            <text:p>354.375</text:p>
          </table:table-cell>
          <table:table-cell office:value-type="float" office:value="0.0523235740919762">
            <text:p>0.0523235741</text:p>
          </table:table-cell>
          <table:table-cell office:value-type="float" office:value="-0.00396736700938757">
            <text:p>-0.003967367</text:p>
          </table:table-cell>
          <table:table-cell office:value-type="float" office:value="0.0113121269192709">
            <text:p>0.0113121269</text:p>
          </table:table-cell>
          <table:table-cell office:value-type="float" office:value="1.1884985118772">
            <text:p>1.1884985119</text:p>
          </table:table-cell>
          <table:table-cell office:value-type="float" office:value="0.986145065869078">
            <text:p>0.9861450659</text:p>
          </table:table-cell>
          <table:table-cell office:value-type="float" office:value="1.03984325407971">
            <text:p>1.0398432541</text:p>
          </table:table-cell>
          <table:table-cell office:value-type="float" office:value="13.5909487801765">
            <text:p>13.59094878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5175">
            <text:p>15175</text:p>
          </table:table-cell>
          <table:table-cell office:value-type="float" office:value="21678">
            <text:p>21678</text:p>
          </table:table-cell>
          <table:table-cell office:value-type="float" office:value="33214">
            <text:p>33214</text:p>
          </table:table-cell>
          <table:table-cell office:value-type="float" office:value="818.125">
            <text:p>818.125</text:p>
          </table:table-cell>
          <table:table-cell office:value-type="float" office:value="-30.625">
            <text:p>-30.625</text:p>
          </table:table-cell>
          <table:table-cell office:value-type="float" office:value="99.375">
            <text:p>99.375</text:p>
          </table:table-cell>
          <table:table-cell office:value-type="float" office:value="0.0539126853377265">
            <text:p>0.0539126853</text:p>
          </table:table-cell>
          <table:table-cell office:value-type="float" office:value="-0.00141272257588338">
            <text:p>-0.0014127226</text:p>
          </table:table-cell>
          <table:table-cell office:value-type="float" office:value="0.00299196122117179">
            <text:p>0.0029919612</text:p>
          </table:table-cell>
          <table:table-cell office:value-type="float" office:value="1.19439129085708">
            <text:p>1.1943912909</text:p>
          </table:table-cell>
          <table:table-cell office:value-type="float" office:value="0.995059382723158">
            <text:p>0.9950593827</text:p>
          </table:table-cell>
          <table:table-cell office:value-type="float" office:value="1.01048940986472">
            <text:p>1.0104894099</text:p>
          </table:table-cell>
          <table:table-cell office:value-type="float" office:value="13.2003882830989">
            <text:p>13.20038828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920">
            <text:p>920</text:p>
          </table:table-cell>
          <table:table-cell office:value-type="float" office:value="15942">
            <text:p>15942</text:p>
          </table:table-cell>
          <table:table-cell office:value-type="float" office:value="21302">
            <text:p>21302</text:p>
          </table:table-cell>
          <table:table-cell office:value-type="float" office:value="33635">
            <text:p>33635</text:p>
          </table:table-cell>
          <table:table-cell office:value-type="float" office:value="688.75">
            <text:p>688.75</text:p>
          </table:table-cell>
          <table:table-cell office:value-type="float" office:value="-73.875">
            <text:p>-73.875</text:p>
          </table:table-cell>
          <table:table-cell office:value-type="float" office:value="-144.5">
            <text:p>-144.5</text:p>
          </table:table-cell>
          <table:table-cell office:value-type="float" office:value="0.0432034876427048">
            <text:p>0.0432034876</text:p>
          </table:table-cell>
          <table:table-cell office:value-type="float" office:value="-0.00346798422683316">
            <text:p>-0.0034679842</text:p>
          </table:table-cell>
          <table:table-cell office:value-type="float" office:value="-0.00429612011297755">
            <text:p>-0.0042961201</text:p>
          </table:table-cell>
          <table:table-cell office:value-type="float" office:value="1.15487062778467">
            <text:p>1.1548706278</text:p>
          </table:table-cell>
          <table:table-cell office:value-type="float" office:value="0.987885627958695">
            <text:p>0.987885628</text:p>
          </table:table-cell>
          <table:table-cell office:value-type="float" office:value="0.984999754634708">
            <text:p>0.9849997546</text:p>
          </table:table-cell>
          <table:table-cell office:value-type="float" office:value="16.3879089058233">
            <text:p>16.38790890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6380">
            <text:p>16380</text:p>
          </table:table-cell>
          <table:table-cell office:value-type="float" office:value="21902">
            <text:p>21902</text:p>
          </table:table-cell>
          <table:table-cell office:value-type="float" office:value="31920">
            <text:p>31920</text:p>
          </table:table-cell>
          <table:table-cell office:value-type="float" office:value="-137.5">
            <text:p>-137.5</text:p>
          </table:table-cell>
          <table:table-cell office:value-type="float" office:value="-289.25">
            <text:p>-289.25</text:p>
          </table:table-cell>
          <table:table-cell office:value-type="float" office:value="-257.5">
            <text:p>-257.5</text:p>
          </table:table-cell>
          <table:table-cell office:value-type="float" office:value="-0.00839438339438339">
            <text:p>-0.0083943834</text:p>
          </table:table-cell>
          <table:table-cell office:value-type="float" office:value="-0.0132065564788604">
            <text:p>-0.0132065565</text:p>
          </table:table-cell>
          <table:table-cell office:value-type="float" office:value="-0.00806704260651629">
            <text:p>-0.0080670426</text:p>
          </table:table-cell>
          <table:table-cell office:value-type="float" office:value="0.970757770837899">
            <text:p>0.9707577708</text:p>
          </table:table-cell>
          <table:table-cell office:value-type="float" office:value="0.954118902066686">
            <text:p>0.9541189021</text:p>
          </table:table-cell>
          <table:table-cell office:value-type="float" office:value="0.971892902142967">
            <text:p>0.97189290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6852">
            <text:p>16852</text:p>
          </table:table-cell>
          <table:table-cell office:value-type="float" office:value="22398">
            <text:p>22398</text:p>
          </table:table-cell>
          <table:table-cell office:value-type="float" office:value="31360">
            <text:p>31360</text:p>
          </table:table-cell>
          <table:table-cell office:value-type="float" office:value="-82.5">
            <text:p>-82.5</text:p>
          </table:table-cell>
          <table:table-cell office:value-type="float" office:value="-30.375">
            <text:p>-30.375</text:p>
          </table:table-cell>
          <table:table-cell office:value-type="float" office:value="-16.375">
            <text:p>-16.375</text:p>
          </table:table-cell>
          <table:table-cell office:value-type="float" office:value="-0.00489556135770235">
            <text:p>-0.0048955614</text:p>
          </table:table-cell>
          <table:table-cell office:value-type="float" office:value="-0.00135614787034557">
            <text:p>-0.0013561479</text:p>
          </table:table-cell>
          <table:table-cell office:value-type="float" office:value="-0.000522161989795918">
            <text:p>-0.000522162</text:p>
          </table:table-cell>
          <table:table-cell office:value-type="float" office:value="0.982912509629216">
            <text:p>0.9829125096</text:p>
          </table:table-cell>
          <table:table-cell office:value-type="float" office:value="0.995257087162401">
            <text:p>0.9952570872</text:p>
          </table:table-cell>
          <table:table-cell office:value-type="float" office:value="0.998172967435876">
            <text:p>0.99817296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6340">
            <text:p>16340</text:p>
          </table:table-cell>
          <table:table-cell office:value-type="float" office:value="23459">
            <text:p>23459</text:p>
          </table:table-cell>
          <table:table-cell office:value-type="float" office:value="33267">
            <text:p>33267</text:p>
          </table:table-cell>
          <table:table-cell office:value-type="float" office:value="-30.75">
            <text:p>-30.75</text:p>
          </table:table-cell>
          <table:table-cell office:value-type="float" office:value="109.5">
            <text:p>109.5</text:p>
          </table:table-cell>
          <table:table-cell office:value-type="float" office:value="18.5">
            <text:p>18.5</text:p>
          </table:table-cell>
          <table:table-cell office:value-type="float" office:value="-0.00188188494492044">
            <text:p>-0.0018818849</text:p>
          </table:table-cell>
          <table:table-cell office:value-type="float" office:value="0.00466771814655356">
            <text:p>0.0046677181</text:p>
          </table:table-cell>
          <table:table-cell office:value-type="float" office:value="0.000556106652237954">
            <text:p>0.0005561067</text:p>
          </table:table-cell>
          <table:table-cell office:value-type="float" office:value="0.993420344015032">
            <text:p>0.993420344</text:p>
          </table:table-cell>
          <table:table-cell office:value-type="float" office:value="1.01637971719462">
            <text:p>1.0163797172</text:p>
          </table:table-cell>
          <table:table-cell office:value-type="float" office:value="1.00194697942187">
            <text:p>1.00194697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380">
            <text:p>23380</text:p>
          </table:table-cell>
          <table:table-cell office:value-type="float" office:value="33712">
            <text:p>33712</text:p>
          </table:table-cell>
          <table:table-cell office:value-type="float" office:value="-74.625">
            <text:p>-74.625</text:p>
          </table:table-cell>
          <table:table-cell office:value-type="float" office:value="-85.375">
            <text:p>-85.375</text:p>
          </table:table-cell>
          <table:table-cell office:value-type="float" office:value="175.625">
            <text:p>175.625</text:p>
          </table:table-cell>
          <table:table-cell office:value-type="float" office:value="-0.00471713021491783">
            <text:p>-0.0047171302</text:p>
          </table:table-cell>
          <table:table-cell office:value-type="float" office:value="-0.003651625320787">
            <text:p>-0.0036516253</text:p>
          </table:table-cell>
          <table:table-cell office:value-type="float" office:value="0.00520956929283341">
            <text:p>0.0052095693</text:p>
          </table:table-cell>
          <table:table-cell office:value-type="float" office:value="0.983533656830018">
            <text:p>0.9835336568</text:p>
          </table:table-cell>
          <table:table-cell office:value-type="float" office:value="0.987245446737513">
            <text:p>0.9872454467</text:p>
          </table:table-cell>
          <table:table-cell office:value-type="float" office:value="1.01828668616486">
            <text:p>1.01828668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033">
            <text:p>1033</text:p>
          </table:table-cell>
          <table:table-cell office:value-type="float" office:value="16195">
            <text:p>16195</text:p>
          </table:table-cell>
          <table:table-cell office:value-type="float" office:value="22065">
            <text:p>22065</text:p>
          </table:table-cell>
          <table:table-cell office:value-type="float" office:value="31109">
            <text:p>31109</text:p>
          </table:table-cell>
          <table:table-cell office:value-type="float" office:value="-118">
            <text:p>-118</text:p>
          </table:table-cell>
          <table:table-cell office:value-type="float" office:value="-122.125">
            <text:p>-122.125</text:p>
          </table:table-cell>
          <table:table-cell office:value-type="float" office:value="242.875">
            <text:p>242.875</text:p>
          </table:table-cell>
          <table:table-cell office:value-type="float" office:value="-0.00728619944427292">
            <text:p>-0.0072861994</text:p>
          </table:table-cell>
          <table:table-cell office:value-type="float" office:value="-0.00553478359392703">
            <text:p>-0.0055347836</text:p>
          </table:table-cell>
          <table:table-cell office:value-type="float" office:value="0.00780722620463531">
            <text:p>0.0078072262</text:p>
          </table:table-cell>
          <table:table-cell office:value-type="float" office:value="0.974602355801634">
            <text:p>0.9746023558</text:p>
          </table:table-cell>
          <table:table-cell office:value-type="float" office:value="0.980688299726941">
            <text:p>0.9806882997</text:p>
          </table:table-cell>
          <table:table-cell office:value-type="float" office:value="1.027444759167">
            <text:p>1.02744475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6370">
            <text:p>16370</text:p>
          </table:table-cell>
          <table:table-cell office:value-type="float" office:value="21742">
            <text:p>21742</text:p>
          </table:table-cell>
          <table:table-cell office:value-type="float" office:value="30259">
            <text:p>30259</text:p>
          </table:table-cell>
          <table:table-cell office:value-type="float" office:value="-58.375">
            <text:p>-58.375</text:p>
          </table:table-cell>
          <table:table-cell office:value-type="float" office:value="285.25">
            <text:p>285.25</text:p>
          </table:table-cell>
          <table:table-cell office:value-type="float" office:value="-114.75">
            <text:p>-114.75</text:p>
          </table:table-cell>
          <table:table-cell office:value-type="float" office:value="-0.00356597434331093">
            <text:p>-0.0035659743</text:p>
          </table:table-cell>
          <table:table-cell office:value-type="float" office:value="0.0131197681905988">
            <text:p>0.0131197682</text:p>
          </table:table-cell>
          <table:table-cell office:value-type="float" office:value="-0.00379226015400377">
            <text:p>-0.0037922602</text:p>
          </table:table-cell>
          <table:table-cell office:value-type="float" office:value="0.987544013497525">
            <text:p>0.9875440135</text:p>
          </table:table-cell>
          <table:table-cell office:value-type="float" office:value="1.04625656016915">
            <text:p>1.0462565602</text:p>
          </table:table-cell>
          <table:table-cell office:value-type="float" office:value="0.986755276685655">
            <text:p>0.9867552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9">
            <text:p>549</text:p>
          </table:table-cell>
          <table:table-cell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668">
            <text:p>21668</text:p>
          </table:table-cell>
          <table:table-cell office:value-type="float" office:value="32593">
            <text:p>32593</text:p>
          </table:table-cell>
          <table:table-cell office:value-type="float" office:value="-66.875">
            <text:p>-66.875</text:p>
          </table:table-cell>
          <table:table-cell office:value-type="float" office:value="218.75">
            <text:p>218.75</text:p>
          </table:table-cell>
          <table:table-cell office:value-type="float" office:value="1.625">
            <text:p>1.625</text:p>
          </table:table-cell>
          <table:table-cell office:value-type="float" office:value="-0.00419042546525472">
            <text:p>-0.0041904255</text:p>
          </table:table-cell>
          <table:table-cell office:value-type="float" office:value="0.0100955325826103">
            <text:p>0.0100955326</text:p>
          </table:table-cell>
          <table:table-cell table:style-name="ce17" office:value-type="float" office:value="0.0000498573313288129">
            <text:p>4.99E-005</text:p>
          </table:table-cell>
          <table:table-cell office:value-type="float" office:value="0.985367927816145">
            <text:p>0.9853679278</text:p>
          </table:table-cell>
          <table:table-cell office:value-type="float" office:value="1.03553412680426">
            <text:p>1.0355341268</text:p>
          </table:table-cell>
          <table:table-cell office:value-type="float" office:value="1.00017450553173">
            <text:p>1.0001745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890">
            <text:p>21890</text:p>
          </table:table-cell>
          <table:table-cell office:value-type="float" office:value="32488">
            <text:p>32488</text:p>
          </table:table-cell>
          <table:table-cell office:value-type="float" office:value="-66.125">
            <text:p>-66.125</text:p>
          </table:table-cell>
          <table:table-cell office:value-type="float" office:value="344.125">
            <text:p>344.125</text:p>
          </table:table-cell>
          <table:table-cell office:value-type="float" office:value="173.75">
            <text:p>173.75</text:p>
          </table:table-cell>
          <table:table-cell office:value-type="float" office:value="-0.00427772027429163">
            <text:p>-0.0042777203</text:p>
          </table:table-cell>
          <table:table-cell office:value-type="float" office:value="0.0157206486980356">
            <text:p>0.0157206487</text:p>
          </table:table-cell>
          <table:table-cell office:value-type="float" office:value="0.00534812853976853">
            <text:p>0.0053481285</text:p>
          </table:table-cell>
          <table:table-cell office:value-type="float" office:value="0.98506384486584">
            <text:p>0.9850638449</text:p>
          </table:table-cell>
          <table:table-cell office:value-type="float" office:value="1.05550666248228">
            <text:p>1.0555066625</text:p>
          </table:table-cell>
          <table:table-cell office:value-type="float" office:value="1.01877451074779">
            <text:p>1.01877451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759">
            <text:p>21759</text:p>
          </table:table-cell>
          <table:table-cell office:value-type="float" office:value="31243">
            <text:p>31243</text:p>
          </table:table-cell>
          <table:table-cell office:value-type="float" office:value="-160">
            <text:p>-160</text:p>
          </table:table-cell>
          <table:table-cell office:value-type="float" office:value="181.125">
            <text:p>181.125</text:p>
          </table:table-cell>
          <table:table-cell office:value-type="float" office:value="628.125">
            <text:p>628.125</text:p>
          </table:table-cell>
          <table:table-cell office:value-type="float" office:value="-0.0102079877504147">
            <text:p>-0.0102079878</text:p>
          </table:table-cell>
          <table:table-cell office:value-type="float" office:value="0.00832414173445471">
            <text:p>0.0083241417</text:p>
          </table:table-cell>
          <table:table-cell office:value-type="float" office:value="0.0201045034087636">
            <text:p>0.0201045034</text:p>
          </table:table-cell>
          <table:table-cell office:value-type="float" office:value="0.964476280780817">
            <text:p>0.9644762808</text:p>
          </table:table-cell>
          <table:table-cell office:value-type="float" office:value="1.0292703070884">
            <text:p>1.0292703071</text:p>
          </table:table-cell>
          <table:table-cell office:value-type="float" office:value="1.07115797640301">
            <text:p>1.0711579764</text:p>
          </table:table-cell>
          <table:table-cell table:number-columns-repeated="2" office:value-type="float" office:value="0">
            <text:p>0</text:p>
          </table:table-cell>
          <table:table-cell office:value-type="float" office:value="34.8226335664959">
            <text:p>34.8226335665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425">
            <text:p>16425</text:p>
          </table:table-cell>
          <table:table-cell office:value-type="float" office:value="21824">
            <text:p>21824</text:p>
          </table:table-cell>
          <table:table-cell office:value-type="float" office:value="34478">
            <text:p>34478</text:p>
          </table:table-cell>
          <table:table-cell office:value-type="float" office:value="199.75">
            <text:p>199.75</text:p>
          </table:table-cell>
          <table:table-cell office:value-type="float" office:value="268">
            <text:p>268</text:p>
          </table:table-cell>
          <table:table-cell office:value-type="float" office:value="332.875">
            <text:p>332.875</text:p>
          </table:table-cell>
          <table:table-cell office:value-type="float" office:value="0.0121613394216134">
            <text:p>0.0121613394</text:p>
          </table:table-cell>
          <table:table-cell office:value-type="float" office:value="0.0122800586510264">
            <text:p>0.0122800587</text:p>
          </table:table-cell>
          <table:table-cell office:value-type="float" office:value="0.00965470734961425">
            <text:p>0.0096547073</text:p>
          </table:table-cell>
          <table:table-cell office:value-type="float" office:value="1.04285456840164">
            <text:p>1.0428545684</text:p>
          </table:table-cell>
          <table:table-cell office:value-type="float" office:value="1.04327577296592">
            <text:p>1.043275773</text:p>
          </table:table-cell>
          <table:table-cell office:value-type="float" office:value="1.0339741739367">
            <text:p>1.03397417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854">
            <text:p>22854</text:p>
          </table:table-cell>
          <table:table-cell office:value-type="float" office:value="35689">
            <text:p>35689</text:p>
          </table:table-cell>
          <table:table-cell office:value-type="float" office:value="164.75">
            <text:p>164.75</text:p>
          </table:table-cell>
          <table:table-cell office:value-type="float" office:value="-16.125">
            <text:p>-16.125</text:p>
          </table:table-cell>
          <table:table-cell office:value-type="float" office:value="-33">
            <text:p>-33</text:p>
          </table:table-cell>
          <table:table-cell office:value-type="float" office:value="0.0101823238566131">
            <text:p>0.0101823239</text:p>
          </table:table-cell>
          <table:table-cell office:value-type="float" office:value="-0.000705565765292728">
            <text:p>-0.0007055658</text:p>
          </table:table-cell>
          <table:table-cell office:value-type="float" office:value="-0.000924654655496091">
            <text:p>-0.0009246547</text:p>
          </table:table-cell>
          <table:table-cell office:value-type="float" office:value="1.03584134574762">
            <text:p>1.0358413457</text:p>
          </table:table-cell>
          <table:table-cell office:value-type="float" office:value="0.997531495554652">
            <text:p>0.9975314956</text:p>
          </table:table-cell>
          <table:table-cell office:value-type="float" office:value="0.996765384478778">
            <text:p>0.99676538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3150">
            <text:p>23150</text:p>
          </table:table-cell>
          <table:table-cell office:value-type="float" office:value="37310">
            <text:p>37310</text:p>
          </table:table-cell>
          <table:table-cell office:value-type="float" office:value="210.25">
            <text:p>210.25</text:p>
          </table:table-cell>
          <table:table-cell office:value-type="float" office:value="62.625">
            <text:p>62.625</text:p>
          </table:table-cell>
          <table:table-cell office:value-type="float" office:value="-416.875">
            <text:p>-416.875</text:p>
          </table:table-cell>
          <table:table-cell office:value-type="float" office:value="0.0128758650254149">
            <text:p>0.012875865</text:p>
          </table:table-cell>
          <table:table-cell office:value-type="float" office:value="0.00270518358531318">
            <text:p>0.0027051836</text:p>
          </table:table-cell>
          <table:table-cell office:value-type="float" office:value="-0.0111732779415706">
            <text:p>-0.0111732779</text:p>
          </table:table-cell>
          <table:table-cell office:value-type="float" office:value="1.04539047187325">
            <text:p>1.0453904719</text:p>
          </table:table-cell>
          <table:table-cell office:value-type="float" office:value="1.00948248586433">
            <text:p>1.0094824859</text:p>
          </table:table-cell>
          <table:table-cell office:value-type="float" office:value="0.961138217798824">
            <text:p>0.96113821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2130">
            <text:p>22130</text:p>
          </table:table-cell>
          <table:table-cell office:value-type="float" office:value="36134">
            <text:p>36134</text:p>
          </table:table-cell>
          <table:table-cell office:value-type="float" office:value="72">
            <text:p>72</text:p>
          </table:table-cell>
          <table:table-cell office:value-type="float" office:value="421.75">
            <text:p>421.75</text:p>
          </table:table-cell>
          <table:table-cell office:value-type="float" office:value="-915.625">
            <text:p>-915.625</text:p>
          </table:table-cell>
          <table:table-cell office:value-type="float" office:value="0.00439775225995602">
            <text:p>0.0043977523</text:p>
          </table:table-cell>
          <table:table-cell office:value-type="float" office:value="0.01905784003615">
            <text:p>0.01905784</text:p>
          </table:table-cell>
          <table:table-cell office:value-type="float" office:value="-0.0253397077544695">
            <text:p>-0.0253397078</text:p>
          </table:table-cell>
          <table:table-cell office:value-type="float" office:value="1.01543003975073">
            <text:p>1.0154300398</text:p>
          </table:table-cell>
          <table:table-cell office:value-type="float" office:value="1.06741431460954">
            <text:p>1.0674143146</text:p>
          </table:table-cell>
          <table:table-cell office:value-type="float" office:value="0.912569540405957">
            <text:p>0.9125695404</text:p>
          </table:table-cell>
          <table:table-cell table:number-columns-repeated="2" office:value-type="float" office:value="0">
            <text:p>0</text:p>
          </table:table-cell>
          <table:table-cell office:value-type="float" office:value="-27.0061338870651">
            <text:p>-27.006133887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836">
            <text:p>836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960">
            <text:p>15960</text:p>
          </table:table-cell>
          <table:table-cell office:value-type="float" office:value="23582">
            <text:p>23582</text:p>
          </table:table-cell>
          <table:table-cell office:value-type="float" office:value="33627">
            <text:p>33627</text:p>
          </table:table-cell>
          <table:table-cell office:value-type="float" office:value="193">
            <text:p>193</text:p>
          </table:table-cell>
          <table:table-cell office:value-type="float" office:value="-1106.125">
            <text:p>-1106.125</text:p>
          </table:table-cell>
          <table:table-cell office:value-type="float" office:value="326.625">
            <text:p>326.625</text:p>
          </table:table-cell>
          <table:table-cell office:value-type="float" office:value="0.0120927318295739">
            <text:p>0.0120927318</text:p>
          </table:table-cell>
          <table:table-cell office:value-type="float" office:value="-0.0469054787549826">
            <text:p>-0.0469054788</text:p>
          </table:table-cell>
          <table:table-cell office:value-type="float" office:value="0.00971317691141047">
            <text:p>0.0097131769</text:p>
          </table:table-cell>
          <table:table-cell office:value-type="float" office:value="1.04261118036319">
            <text:p>1.0426111804</text:p>
          </table:table-cell>
          <table:table-cell office:value-type="float" office:value="0.84014306727454">
            <text:p>0.8401430673</text:p>
          </table:table-cell>
          <table:table-cell office:value-type="float" office:value="1.03418103696913">
            <text:p>1.034181037</text:p>
          </table:table-cell>
          <table:table-cell office:value-type="float" office:value="0">
            <text:p>0</text:p>
          </table:table-cell>
          <table:table-cell office:value-type="float" office:value="-14.4281828505662">
            <text:p>-14.42818285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834">
            <text:p>15834</text:p>
          </table:table-cell>
          <table:table-cell office:value-type="float" office:value="21733">
            <text:p>21733</text:p>
          </table:table-cell>
          <table:table-cell office:value-type="float" office:value="35460">
            <text:p>35460</text:p>
          </table:table-cell>
          <table:table-cell office:value-type="float" office:value="178.5">
            <text:p>178.5</text:p>
          </table:table-cell>
          <table:table-cell office:value-type="float" office:value="-1493.75">
            <text:p>-1493.75</text:p>
          </table:table-cell>
          <table:table-cell office:value-type="float" office:value="-34.875">
            <text:p>-34.875</text:p>
          </table:table-cell>
          <table:table-cell office:value-type="float" office:value="0.0112732095490716">
            <text:p>0.0112732095</text:p>
          </table:table-cell>
          <table:table-cell office:value-type="float" office:value="-0.0687318823908342">
            <text:p>-0.0687318824</text:p>
          </table:table-cell>
          <table:table-cell office:value-type="float" office:value="-0.000983502538071066">
            <text:p>-0.0009835025</text:p>
          </table:table-cell>
          <table:table-cell office:value-type="float" office:value="1.03970532051868">
            <text:p>1.0397053205</text:p>
          </table:table-cell>
          <table:table-cell office:value-type="float" office:value="0.768697592079776">
            <text:p>0.7686975921</text:p>
          </table:table-cell>
          <table:table-cell office:value-type="float" office:value="0.996559636980146">
            <text:p>0.996559637</text:p>
          </table:table-cell>
          <table:table-cell office:value-type="float" office:value="0">
            <text:p>0</text:p>
          </table:table-cell>
          <table:table-cell office:value-type="float" office:value="-9.73411206235883">
            <text:p>-9.73411206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14895">
            <text:p>14895</text:p>
          </table:table-cell>
          <table:table-cell office:value-type="float" office:value="21021">
            <text:p>21021</text:p>
          </table:table-cell>
          <table:table-cell office:value-type="float" office:value="36208">
            <text:p>36208</text:p>
          </table:table-cell>
          <table:table-cell office:value-type="float" office:value="-1393.625">
            <text:p>-1393.625</text:p>
          </table:table-cell>
          <table:table-cell office:value-type="float" office:value="-237.875">
            <text:p>-237.875</text:p>
          </table:table-cell>
          <table:table-cell office:value-type="float" office:value="-389.875">
            <text:p>-389.875</text:p>
          </table:table-cell>
          <table:table-cell office:value-type="float" office:value="-0.0935632762672038">
            <text:p>-0.0935632763</text:p>
          </table:table-cell>
          <table:table-cell office:value-type="float" office:value="-0.0113160648874935">
            <text:p>-0.0113160649</text:p>
          </table:table-cell>
          <table:table-cell office:value-type="float" office:value="-0.0107676480335837">
            <text:p>-0.010767648</text:p>
          </table:table-cell>
          <table:table-cell office:value-type="float" office:value="0.689686542929859">
            <text:p>0.6896865429</text:p>
          </table:table-cell>
          <table:table-cell office:value-type="float" office:value="0.960644757409867">
            <text:p>0.9606447574</text:p>
          </table:table-cell>
          <table:table-cell office:value-type="float" office:value="0.96254047868104">
            <text:p>0.9625404787</text:p>
          </table:table-cell>
          <table:table-cell office:value-type="float" office:value="-7.05607833478934">
            <text:p>-7.05607833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771">
            <text:p>771</text:p>
          </table:table-cell>
          <table:table-cell office:value-type="float" office:value="1183">
            <text:p>1183</text:p>
          </table:table-cell>
          <table:table-cell office:value-type="float" office:value="13326">
            <text:p>13326</text:p>
          </table:table-cell>
          <table:table-cell office:value-type="float" office:value="21464">
            <text:p>21464</text:p>
          </table:table-cell>
          <table:table-cell office:value-type="float" office:value="34562">
            <text:p>34562</text:p>
          </table:table-cell>
          <table:table-cell office:value-type="float" office:value="-1505.75">
            <text:p>-1505.75</text:p>
          </table:table-cell>
          <table:table-cell office:value-type="float" office:value="333.5">
            <text:p>333.5</text:p>
          </table:table-cell>
          <table:table-cell office:value-type="float" office:value="-907.25">
            <text:p>-907.25</text:p>
          </table:table-cell>
          <table:table-cell office:value-type="float" office:value="-0.112993396368002">
            <text:p>-0.1129933964</text:p>
          </table:table-cell>
          <table:table-cell office:value-type="float" office:value="0.0155376444278792">
            <text:p>0.0155376444</text:p>
          </table:table-cell>
          <table:table-cell office:value-type="float" office:value="-0.026249927666223">
            <text:p>-0.0262499277</text:p>
          </table:table-cell>
          <table:table-cell office:value-type="float" office:value="0.629547427652634">
            <text:p>0.6295474277</text:p>
          </table:table-cell>
          <table:table-cell office:value-type="float" office:value="1.05485493555054">
            <text:p>1.0548549356</text:p>
          </table:table-cell>
          <table:table-cell office:value-type="float" office:value="0.909475808225084">
            <text:p>0.9094758082</text:p>
          </table:table-cell>
          <table:table-cell office:value-type="float" office:value="-5.78090654383846">
            <text:p>-5.7809065438</text:p>
          </table:table-cell>
          <table:table-cell office:value-type="float" office:value="0">
            <text:p>0</text:p>
          </table:table-cell>
          <table:table-cell office:value-type="float" office:value="-26.0575695577361">
            <text:p>-26.057569557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2338">
            <text:p>12338</text:p>
          </table:table-cell>
          <table:table-cell office:value-type="float" office:value="21858">
            <text:p>21858</text:p>
          </table:table-cell>
          <table:table-cell office:value-type="float" office:value="32609">
            <text:p>32609</text:p>
          </table:table-cell>
          <table:table-cell office:value-type="float" office:value="-1340.125">
            <text:p>-1340.125</text:p>
          </table:table-cell>
          <table:table-cell office:value-type="float" office:value="-1799.75">
            <text:p>-1799.75</text:p>
          </table:table-cell>
          <table:table-cell office:value-type="float" office:value="289.125">
            <text:p>289.125</text:p>
          </table:table-cell>
          <table:table-cell office:value-type="float" office:value="-0.108617685200195">
            <text:p>-0.1086176852</text:p>
          </table:table-cell>
          <table:table-cell office:value-type="float" office:value="-0.0823382743160399">
            <text:p>-0.0823382743</text:p>
          </table:table-cell>
          <table:table-cell office:value-type="float" office:value="0.00886641724677236">
            <text:p>0.0088664172</text:p>
          </table:table-cell>
          <table:table-cell office:value-type="float" office:value="0.642961792814286">
            <text:p>0.6429617928</text:p>
          </table:table-cell>
          <table:table-cell office:value-type="float" office:value="0.725104039071854">
            <text:p>0.7251040391</text:p>
          </table:table-cell>
          <table:table-cell office:value-type="float" office:value="1.0311865425391">
            <text:p>1.0311865425</text:p>
          </table:table-cell>
          <table:table-cell office:value-type="float" office:value="-6.02831776932185">
            <text:p>-6.0283177693</text:p>
          </table:table-cell>
          <table:table-cell office:value-type="float" office:value="-8.06675018323521">
            <text:p>-8.06675018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0935">
            <text:p>10935</text:p>
          </table:table-cell>
          <table:table-cell office:value-type="float" office:value="19826">
            <text:p>19826</text:p>
          </table:table-cell>
          <table:table-cell office:value-type="float" office:value="34022">
            <text:p>34022</text:p>
          </table:table-cell>
          <table:table-cell office:value-type="float" office:value="-1224.625">
            <text:p>-1224.625</text:p>
          </table:table-cell>
          <table:table-cell office:value-type="float" office:value="-50">
            <text:p>-50</text:p>
          </table:table-cell>
          <table:table-cell office:value-type="float" office:value="-71">
            <text:p>-71</text:p>
          </table:table-cell>
          <table:table-cell office:value-type="float" office:value="-0.111991312299954">
            <text:p>-0.1119913123</text:p>
          </table:table-cell>
          <table:table-cell office:value-type="float" office:value="-0.00252194088570564">
            <text:p>-0.0025219409</text:p>
          </table:table-cell>
          <table:table-cell office:value-type="float" office:value="-0.00208688495679266">
            <text:p>-0.002086885</text:p>
          </table:table-cell>
          <table:table-cell office:value-type="float" office:value="0.632612832850265">
            <text:p>0.6326128329</text:p>
          </table:table-cell>
          <table:table-cell office:value-type="float" office:value="0.991185672864259">
            <text:p>0.9911856729</text:p>
          </table:table-cell>
          <table:table-cell office:value-type="float" office:value="0.992704438625319">
            <text:p>0.9927044386</text:p>
          </table:table-cell>
          <table:table-cell office:value-type="float" office:value="-5.835861589235">
            <text:p>-5.83586158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9529">
            <text:p>9529</text:p>
          </table:table-cell>
          <table:table-cell office:value-type="float" office:value="19257">
            <text:p>19257</text:p>
          </table:table-cell>
          <table:table-cell office:value-type="float" office:value="35162">
            <text:p>35162</text:p>
          </table:table-cell>
          <table:table-cell office:value-type="float" office:value="-984.375">
            <text:p>-984.375</text:p>
          </table:table-cell>
          <table:table-cell office:value-type="float" office:value="-1746.875">
            <text:p>-1746.875</text:p>
          </table:table-cell>
          <table:table-cell office:value-type="float" office:value="-391.125">
            <text:p>-391.125</text:p>
          </table:table-cell>
          <table:table-cell office:value-type="float" office:value="-0.103303074824221">
            <text:p>-0.1033030748</text:p>
          </table:table-cell>
          <table:table-cell office:value-type="float" office:value="-0.0907137664225996">
            <text:p>-0.0907137664</text:p>
          </table:table-cell>
          <table:table-cell office:value-type="float" office:value="-0.0111235140208179">
            <text:p>-0.011123514</text:p>
          </table:table-cell>
          <table:table-cell office:value-type="float" office:value="0.659355427640779">
            <text:p>0.6593554276</text:p>
          </table:table-cell>
          <table:table-cell office:value-type="float" office:value="0.698630632861306">
            <text:p>0.6986306329</text:p>
          </table:table-cell>
          <table:table-cell office:value-type="float" office:value="0.961310216752913">
            <text:p>0.9613102168</text:p>
          </table:table-cell>
          <table:table-cell office:value-type="float" office:value="-6.35697015826352">
            <text:p>-6.3569701583</text:p>
          </table:table-cell>
          <table:table-cell office:value-type="float" office:value="-7.28897059737991">
            <text:p>-7.28897059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878">
            <text:p>878</text:p>
          </table:table-cell>
          <table:table-cell office:value-type="float" office:value="8112">
            <text:p>8112</text:p>
          </table:table-cell>
          <table:table-cell office:value-type="float" office:value="16900">
            <text:p>16900</text:p>
          </table:table-cell>
          <table:table-cell office:value-type="float" office:value="33792">
            <text:p>33792</text:p>
          </table:table-cell>
          <table:table-cell office:value-type="float" office:value="-703.75">
            <text:p>-703.75</text:p>
          </table:table-cell>
          <table:table-cell office:value-type="float" office:value="-765.125">
            <text:p>-765.125</text:p>
          </table:table-cell>
          <table:table-cell office:value-type="float" office:value="-887.75">
            <text:p>-887.75</text:p>
          </table:table-cell>
          <table:table-cell office:value-type="float" office:value="-0.086754191321499">
            <text:p>-0.0867541913</text:p>
          </table:table-cell>
          <table:table-cell office:value-type="float" office:value="-0.0452736686390533">
            <text:p>-0.0452736686</text:p>
          </table:table-cell>
          <table:table-cell office:value-type="float" office:value="-0.0262710108901515">
            <text:p>-0.0262710109</text:p>
          </table:table-cell>
          <table:table-cell office:value-type="float" office:value="0.711111858209974">
            <text:p>0.7111118582</text:p>
          </table:table-cell>
          <table:table-cell office:value-type="float" office:value="0.84555958170451">
            <text:p>0.8455595817</text:p>
          </table:table-cell>
          <table:table-cell office:value-type="float" office:value="0.909404187270323">
            <text:p>0.9094041873</text:p>
          </table:table-cell>
          <table:table-cell office:value-type="float" office:value="-7.63796839424041">
            <text:p>-7.6379683942</text:p>
          </table:table-cell>
          <table:table-cell office:value-type="float" office:value="-14.9609118924609">
            <text:p>-14.9609118925</text:p>
          </table:table-cell>
          <table:table-cell office:value-type="float" office:value="-26.0363770077401">
            <text:p>-26.036377007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7397">
            <text:p>7397</text:p>
          </table:table-cell>
          <table:table-cell office:value-type="float" office:value="16150">
            <text:p>16150</text:p>
          </table:table-cell>
          <table:table-cell office:value-type="float" office:value="31013">
            <text:p>31013</text:p>
          </table:table-cell>
          <table:table-cell office:value-type="float" office:value="-646.875">
            <text:p>-646.875</text:p>
          </table:table-cell>
          <table:table-cell office:value-type="float" office:value="-1716.75">
            <text:p>-1716.75</text:p>
          </table:table-cell>
          <table:table-cell office:value-type="float" office:value="-1483.875">
            <text:p>-1483.875</text:p>
          </table:table-cell>
          <table:table-cell office:value-type="float" office:value="-0.0874509936460727">
            <text:p>-0.0874509936</text:p>
          </table:table-cell>
          <table:table-cell office:value-type="float" office:value="-0.106300309597523">
            <text:p>-0.1063003096</text:p>
          </table:table-cell>
          <table:table-cell office:value-type="float" office:value="-0.0478468706671396">
            <text:p>-0.0478468707</text:p>
          </table:table-cell>
          <table:table-cell office:value-type="float" office:value="0.708910967766529">
            <text:p>0.7089109678</text:p>
          </table:table-cell>
          <table:table-cell office:value-type="float" office:value="0.650096437816906">
            <text:p>0.6500964378</text:p>
          </table:table-cell>
          <table:table-cell office:value-type="float" office:value="0.837023025808982">
            <text:p>0.8370230258</text:p>
          </table:table-cell>
          <table:table-cell office:value-type="float" office:value="-7.57426238797822">
            <text:p>-7.574262388</text:p>
          </table:table-cell>
          <table:table-cell office:value-type="float" office:value="-6.16758676438916">
            <text:p>-6.1675867644</text:p>
          </table:table-cell>
          <table:table-cell office:value-type="float" office:value="-14.1373763862759">
            <text:p>-14.137376386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6695">
            <text:p>6695</text:p>
          </table:table-cell>
          <table:table-cell office:value-type="float" office:value="14526">
            <text:p>14526</text:p>
          </table:table-cell>
          <table:table-cell office:value-type="float" office:value="28106">
            <text:p>28106</text:p>
          </table:table-cell>
          <table:table-cell office:value-type="float" office:value="-489.375">
            <text:p>-489.375</text:p>
          </table:table-cell>
          <table:table-cell office:value-type="float" office:value="-414">
            <text:p>-414</text:p>
          </table:table-cell>
          <table:table-cell office:value-type="float" office:value="-1983.25">
            <text:p>-1983.25</text:p>
          </table:table-cell>
          <table:table-cell office:value-type="float" office:value="-0.0730955937266617">
            <text:p>-0.0730955937</text:p>
          </table:table-cell>
          <table:table-cell office:value-type="float" office:value="-0.0285006195786865">
            <text:p>-0.0285006196</text:p>
          </table:table-cell>
          <table:table-cell office:value-type="float" office:value="-0.0705632249341778">
            <text:p>-0.0705632249</text:p>
          </table:table-cell>
          <table:table-cell office:value-type="float" office:value="0.7546376349683">
            <text:p>0.754637635</text:p>
          </table:table-cell>
          <table:table-cell office:value-type="float" office:value="0.901839910694681">
            <text:p>0.9018399107</text:p>
          </table:table-cell>
          <table:table-cell office:value-type="float" office:value="0.762787883408076">
            <text:p>0.7627878834</text:p>
          </table:table-cell>
          <table:table-cell office:value-type="float" office:value="-9.13179156268227">
            <text:p>-9.1317915627</text:p>
          </table:table-cell>
          <table:table-cell office:value-type="float" office:value="-23.9721812449082">
            <text:p>-23.9721812449</text:p>
          </table:table-cell>
          <table:table-cell office:value-type="float" office:value="-9.47226544882059">
            <text:p>-9.472265448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29">
            <text:p>829</text:p>
          </table:table-cell>
          <table:table-cell office:value-type="float" office:value="1232">
            <text:p>1232</text:p>
          </table:table-cell>
          <table:table-cell office:value-type="float" office:value="7020">
            <text:p>7020</text:p>
          </table:table-cell>
          <table:table-cell office:value-type="float" office:value="14338">
            <text:p>14338</text:p>
          </table:table-cell>
          <table:table-cell office:value-type="float" office:value="25450">
            <text:p>25450</text:p>
          </table:table-cell>
          <table:table-cell office:value-type="float" office:value="-323.375">
            <text:p>-323.375</text:p>
          </table:table-cell>
          <table:table-cell office:value-type="float" office:value="-1355.875">
            <text:p>-1355.875</text:p>
          </table:table-cell>
          <table:table-cell office:value-type="float" office:value="-2356.375">
            <text:p>-2356.375</text:p>
          </table:table-cell>
          <table:table-cell office:value-type="float" office:value="-0.0460648148148148">
            <text:p>-0.0460648148</text:p>
          </table:table-cell>
          <table:table-cell office:value-type="float" office:value="-0.0945651415818106">
            <text:p>-0.0945651416</text:p>
          </table:table-cell>
          <table:table-cell office:value-type="float" office:value="-0.0925884086444008">
            <text:p>-0.0925884086</text:p>
          </table:table-cell>
          <table:table-cell office:value-type="float" office:value="0.842932203789438">
            <text:p>0.8429322038</text:p>
          </table:table-cell>
          <table:table-cell office:value-type="float" office:value="0.686549433828343">
            <text:p>0.6865494338</text:p>
          </table:table-cell>
          <table:table-cell office:value-type="float" office:value="0.69274289203859">
            <text:p>0.692742892</text:p>
          </table:table-cell>
          <table:table-cell office:value-type="float" office:value="-14.6979176442408">
            <text:p>-14.6979176442</text:p>
          </table:table-cell>
          <table:table-cell office:value-type="float" office:value="-6.97752738334311">
            <text:p>-6.9775273833</text:p>
          </table:table-cell>
          <table:table-cell office:value-type="float" office:value="-7.13414299268235">
            <text:p>-7.134142992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7696">
            <text:p>7696</text:p>
          </table:table-cell>
          <table:table-cell office:value-type="float" office:value="13024">
            <text:p>13024</text:p>
          </table:table-cell>
          <table:table-cell office:value-type="float" office:value="22423">
            <text:p>22423</text:p>
          </table:table-cell>
          <table:table-cell office:value-type="float" office:value="-167.375">
            <text:p>-167.375</text:p>
          </table:table-cell>
          <table:table-cell office:value-type="float" office:value="-283.25">
            <text:p>-283.25</text:p>
          </table:table-cell>
          <table:table-cell office:value-type="float" office:value="-2476">
            <text:p>-2476</text:p>
          </table:table-cell>
          <table:table-cell table:number-columns-repeated="2" office:value-type="float" office:value="-0.0217483108108108">
            <text:p>-0.0217483108</text:p>
          </table:table-cell>
          <table:table-cell office:value-type="float" office:value="-0.110422334210409">
            <text:p>-0.1104223342</text:p>
          </table:table-cell>
          <table:table-cell table:number-columns-repeated="2" office:value-type="float" office:value="0.924807970647484">
            <text:p>0.9248079706</text:p>
          </table:table-cell>
          <table:table-cell office:value-type="float" office:value="0.63742029037282">
            <text:p>0.6374202904</text:p>
          </table:table-cell>
          <table:table-cell table:number-columns-repeated="2" office:value-type="float" office:value="-31.5234674636561">
            <text:p>-31.5234674637</text:p>
          </table:table-cell>
          <table:table-cell office:value-type="float" office:value="-5.92390644635212">
            <text:p>-5.923906446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7163">
            <text:p>7163</text:p>
          </table:table-cell>
          <table:table-cell office:value-type="float" office:value="12215">
            <text:p>12215</text:p>
          </table:table-cell>
          <table:table-cell office:value-type="float" office:value="20923">
            <text:p>20923</text:p>
          </table:table-cell>
          <table:table-cell office:value-type="float" office:value="-229.125">
            <text:p>-229.125</text:p>
          </table:table-cell>
          <table:table-cell office:value-type="float" office:value="-1433.125">
            <text:p>-1433.125</text:p>
          </table:table-cell>
          <table:table-cell office:value-type="float" office:value="-2269.875">
            <text:p>-2269.875</text:p>
          </table:table-cell>
          <table:table-cell office:value-type="float" office:value="-0.0319872958257713">
            <text:p>-0.0319872958</text:p>
          </table:table-cell>
          <table:table-cell office:value-type="float" office:value="-0.11732501023332">
            <text:p>-0.1173250102</text:p>
          </table:table-cell>
          <table:table-cell office:value-type="float" office:value="-0.108487071643646">
            <text:p>-0.1084870716</text:p>
          </table:table-cell>
          <table:table-cell office:value-type="float" office:value="0.890049911314521">
            <text:p>0.8900499113</text:p>
          </table:table-cell>
          <table:table-cell office:value-type="float" office:value="0.616342173914828">
            <text:p>0.6163421739</text:p>
          </table:table-cell>
          <table:table-cell office:value-type="float" office:value="0.643363360886314">
            <text:p>0.6433633609</text:p>
          </table:table-cell>
          <table:table-cell office:value-type="float" office:value="-21.3210008706909">
            <text:p>-21.3210008707</text:p>
          </table:table-cell>
          <table:table-cell office:value-type="float" office:value="-5.55414311363526">
            <text:p>-5.5541431136</text:p>
          </table:table-cell>
          <table:table-cell office:value-type="float" office:value="-6.03600930399271">
            <text:p>-6.03600930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6695">
            <text:p>6695</text:p>
          </table:table-cell>
          <table:table-cell office:value-type="float" office:value="11330">
            <text:p>11330</text:p>
          </table:table-cell>
          <table:table-cell office:value-type="float" office:value="18324">
            <text:p>18324</text:p>
          </table:table-cell>
          <table:table-cell office:value-type="float" office:value="-489.375">
            <text:p>-489.375</text:p>
          </table:table-cell>
          <table:table-cell office:value-type="float" office:value="-793.125">
            <text:p>-793.125</text:p>
          </table:table-cell>
          <table:table-cell office:value-type="float" office:value="-1835.75">
            <text:p>-1835.75</text:p>
          </table:table-cell>
          <table:table-cell office:value-type="float" office:value="-0.0730955937266617">
            <text:p>-0.0730955937</text:p>
          </table:table-cell>
          <table:table-cell office:value-type="float" office:value="-0.0700022065313327">
            <text:p>-0.0700022065</text:p>
          </table:table-cell>
          <table:table-cell office:value-type="float" office:value="-0.100182820344903">
            <text:p>-0.1001828203</text:p>
          </table:table-cell>
          <table:table-cell office:value-type="float" office:value="0.7546376349683">
            <text:p>0.754637635</text:p>
          </table:table-cell>
          <table:table-cell office:value-type="float" office:value="0.764596882622076">
            <text:p>0.7645968826</text:p>
          </table:table-cell>
          <table:table-cell office:value-type="float" office:value="0.669031859877668">
            <text:p>0.6690318599</text:p>
          </table:table-cell>
          <table:table-cell office:value-type="float" office:value="-9.13179156268227">
            <text:p>-9.1317915627</text:p>
          </table:table-cell>
          <table:table-cell office:value-type="float" office:value="-9.55102524942294">
            <text:p>-9.5510252494</text:p>
          </table:table-cell>
          <table:table-cell office:value-type="float" office:value="-6.56615273514029">
            <text:p>-6.5661527351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6942">
            <text:p>6942</text:p>
          </table:table-cell>
          <table:table-cell office:value-type="float" office:value="11372">
            <text:p>11372</text:p>
          </table:table-cell>
          <table:table-cell office:value-type="float" office:value="17017">
            <text:p>17017</text:p>
          </table:table-cell>
          <table:table-cell office:value-type="float" office:value="-53.625">
            <text:p>-53.625</text:p>
          </table:table-cell>
          <table:table-cell office:value-type="float" office:value="-1149.125">
            <text:p>-1149.125</text:p>
          </table:table-cell>
          <table:table-cell office:value-type="float" office:value="-37.375">
            <text:p>-37.375</text:p>
          </table:table-cell>
          <table:table-cell office:value-type="float" office:value="-0.0077247191011236">
            <text:p>-0.0077247191</text:p>
          </table:table-cell>
          <table:table-cell office:value-type="float" office:value="-0.101048628209638">
            <text:p>-0.1010486282</text:p>
          </table:table-cell>
          <table:table-cell office:value-type="float" office:value="-0.00219633307868602">
            <text:p>-0.0021963331</text:p>
          </table:table-cell>
          <table:table-cell office:value-type="float" office:value="0.973080438865042">
            <text:p>0.9730804389</text:p>
          </table:table-cell>
          <table:table-cell office:value-type="float" office:value="0.666343018781845">
            <text:p>0.6663430188</text:p>
          </table:table-cell>
          <table:table-cell office:value-type="float" office:value="0.992322289027424">
            <text:p>0.992322289</text:p>
          </table:table-cell>
          <table:table-cell office:value-type="float" office:value="0">
            <text:p>0</text:p>
          </table:table-cell>
          <table:table-cell office:value-type="float" office:value="-6.50681509712053">
            <text:p>-6.50681509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3">
            <text:p>3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6773">
            <text:p>6773</text:p>
          </table:table-cell>
          <table:table-cell office:value-type="float" office:value="10216">
            <text:p>10216</text:p>
          </table:table-cell>
          <table:table-cell office:value-type="float" office:value="16601">
            <text:p>16601</text:p>
          </table:table-cell>
          <table:table-cell office:value-type="float" office:value="-796.125">
            <text:p>-796.125</text:p>
          </table:table-cell>
          <table:table-cell office:value-type="float" office:value="-872.5">
            <text:p>-872.5</text:p>
          </table:table-cell>
          <table:table-cell office:value-type="float" office:value="-198.25">
            <text:p>-198.25</text:p>
          </table:table-cell>
          <table:table-cell office:value-type="float" office:value="-0.117543924405729">
            <text:p>-0.1175439244</text:p>
          </table:table-cell>
          <table:table-cell office:value-type="float" office:value="-0.0854052466718872">
            <text:p>-0.0854052467</text:p>
          </table:table-cell>
          <table:table-cell office:value-type="float" office:value="-0.0119420516836335">
            <text:p>-0.0119420517</text:p>
          </table:table-cell>
          <table:table-cell office:value-type="float" office:value="0.615676749942761">
            <text:p>0.6156767499</text:p>
          </table:table-cell>
          <table:table-cell office:value-type="float" office:value="0.715377986720203">
            <text:p>0.7153779867</text:p>
          </table:table-cell>
          <table:table-cell office:value-type="float" office:value="0.958482339800175">
            <text:p>0.9584823398</text:p>
          </table:table-cell>
          <table:table-cell office:value-type="float" office:value="-5.54312586215389">
            <text:p>-5.5431258622</text:p>
          </table:table-cell>
          <table:table-cell office:value-type="float" office:value="-7.764249321584">
            <text:p>-7.76424932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5564">
            <text:p>5564</text:p>
          </table:table-cell>
          <table:table-cell office:value-type="float" office:value="9416">
            <text:p>9416</text:p>
          </table:table-cell>
          <table:table-cell office:value-type="float" office:value="16029">
            <text:p>16029</text:p>
          </table:table-cell>
          <table:table-cell office:value-type="float" office:value="-797">
            <text:p>-797</text:p>
          </table:table-cell>
          <table:table-cell office:value-type="float" office:value="-429">
            <text:p>-429</text:p>
          </table:table-cell>
          <table:table-cell office:value-type="float" office:value="-276.25">
            <text:p>-276.25</text:p>
          </table:table-cell>
          <table:table-cell office:value-type="float" office:value="-0.143242271746945">
            <text:p>-0.1432422717</text:p>
          </table:table-cell>
          <table:table-cell office:value-type="float" office:value="-0.0455607476635514">
            <text:p>-0.0455607477</text:p>
          </table:table-cell>
          <table:table-cell office:value-type="float" office:value="-0.0172343876723439">
            <text:p>-0.0172343877</text:p>
          </table:table-cell>
          <table:table-cell office:value-type="float" office:value="0.538868011779536">
            <text:p>0.5388680118</text:p>
          </table:table-cell>
          <table:table-cell office:value-type="float" office:value="0.844605915363787">
            <text:p>0.8446059154</text:p>
          </table:table-cell>
          <table:table-cell office:value-type="float" office:value="0.94026181041894">
            <text:p>0.9402618104</text:p>
          </table:table-cell>
          <table:table-cell office:value-type="float" office:value="-4.48348474710535">
            <text:p>-4.4834847471</text:p>
          </table:table-cell>
          <table:table-cell office:value-type="float" office:value="-14.8644249419623">
            <text:p>-14.8644249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6266">
            <text:p>6266</text:p>
          </table:table-cell>
          <table:table-cell office:value-type="float" office:value="9720">
            <text:p>9720</text:p>
          </table:table-cell>
          <table:table-cell office:value-type="float" office:value="15938">
            <text:p>15938</text:p>
          </table:table-cell>
          <table:table-cell office:value-type="float" office:value="-682.875">
            <text:p>-682.875</text:p>
          </table:table-cell>
          <table:table-cell office:value-type="float" office:value="-531.75">
            <text:p>-531.75</text:p>
          </table:table-cell>
          <table:table-cell office:value-type="float" office:value="-164.125">
            <text:p>-164.125</text:p>
          </table:table-cell>
          <table:table-cell office:value-type="float" office:value="-0.108981008617938">
            <text:p>-0.1089810086</text:p>
          </table:table-cell>
          <table:table-cell office:value-type="float" office:value="-0.0547067901234568">
            <text:p>-0.0547067901</text:p>
          </table:table-cell>
          <table:table-cell office:value-type="float" office:value="-0.0102977161500816">
            <text:p>-0.0102977162</text:p>
          </table:table-cell>
          <table:table-cell office:value-type="float" office:value="0.641845115906408">
            <text:p>0.6418451159</text:p>
          </table:table-cell>
          <table:table-cell office:value-type="float" office:value="0.814392187023701">
            <text:p>0.814392187</text:p>
          </table:table-cell>
          <table:table-cell office:value-type="float" office:value="0.964165837672214">
            <text:p>0.9641658377</text:p>
          </table:table-cell>
          <table:table-cell office:value-type="float" office:value="-6.00701933853284">
            <text:p>-6.0070193385</text:p>
          </table:table-cell>
          <table:table-cell office:value-type="float" office:value="-12.3203989564383">
            <text:p>-12.32039895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table:number-columns-repeated="2" office:value-type="float" office:value="1334">
            <text:p>1334</text:p>
          </table:table-cell>
          <table:table-cell office:value-type="float" office:value="6591">
            <text:p>6591</text:p>
          </table:table-cell>
          <table:table-cell office:value-type="float" office:value="9656">
            <text:p>9656</text:p>
          </table:table-cell>
          <table:table-cell office:value-type="float" office:value="16601">
            <text:p>16601</text:p>
          </table:table-cell>
          <table:table-cell office:value-type="float" office:value="-556.625">
            <text:p>-556.625</text:p>
          </table:table-cell>
          <table:table-cell office:value-type="float" office:value="-80">
            <text:p>-80</text:p>
          </table:table-cell>
          <table:table-cell office:value-type="float" office:value="-198.25">
            <text:p>-198.25</text:p>
          </table:table-cell>
          <table:table-cell office:value-type="float" office:value="-0.0844522834167805">
            <text:p>-0.0844522834</text:p>
          </table:table-cell>
          <table:table-cell office:value-type="float" office:value="-0.00828500414250207">
            <text:p>-0.0082850041</text:p>
          </table:table-cell>
          <table:table-cell office:value-type="float" office:value="-0.0119420516836335">
            <text:p>-0.0119420517</text:p>
          </table:table-cell>
          <table:table-cell office:value-type="float" office:value="0.718396096862913">
            <text:p>0.7183960969</text:p>
          </table:table-cell>
          <table:table-cell office:value-type="float" office:value="0.97113702243678">
            <text:p>0.9711370224</text:p>
          </table:table-cell>
          <table:table-cell office:value-type="float" office:value="0.958482339800175">
            <text:p>0.9584823398</text:p>
          </table:table-cell>
          <table:table-cell office:value-type="float" office:value="-7.85589051254728">
            <text:p>-7.855890512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5993">
            <text:p>5993</text:p>
          </table:table-cell>
          <table:table-cell office:value-type="float" office:value="9496">
            <text:p>9496</text:p>
          </table:table-cell>
          <table:table-cell office:value-type="float" office:value="16029">
            <text:p>16029</text:p>
          </table:table-cell>
          <table:table-cell office:value-type="float" office:value="-284.375">
            <text:p>-284.375</text:p>
          </table:table-cell>
          <table:table-cell office:value-type="float" office:value="-188">
            <text:p>-188</text:p>
          </table:table-cell>
          <table:table-cell office:value-type="float" office:value="-276.25">
            <text:p>-276.25</text:p>
          </table:table-cell>
          <table:table-cell office:value-type="float" office:value="-0.0474511930585683">
            <text:p>-0.0474511931</text:p>
          </table:table-cell>
          <table:table-cell office:value-type="float" office:value="-0.0197978096040438">
            <text:p>-0.0197978096</text:p>
          </table:table-cell>
          <table:table-cell office:value-type="float" office:value="-0.0172343876723439">
            <text:p>-0.0172343877</text:p>
          </table:table-cell>
          <table:table-cell office:value-type="float" office:value="0.838333991111467">
            <text:p>0.8383339911</text:p>
          </table:table-cell>
          <table:table-cell office:value-type="float" office:value="0.931475894785478">
            <text:p>0.9314758948</text:p>
          </table:table-cell>
          <table:table-cell office:value-type="float" office:value="0.94026181041894">
            <text:p>0.9402618104</text:p>
          </table:table-cell>
          <table:table-cell office:value-type="float" office:value="-14.2582001946419">
            <text:p>-14.25820019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table:number-columns-repeated="2" office:value-type="float" office:value="1308">
            <text:p>1308</text:p>
          </table:table-cell>
          <table:table-cell office:value-type="float" office:value="5135">
            <text:p>5135</text:p>
          </table:table-cell>
          <table:table-cell office:value-type="float" office:value="8680">
            <text:p>8680</text:p>
          </table:table-cell>
          <table:table-cell office:value-type="float" office:value="15834">
            <text:p>15834</text:p>
          </table:table-cell>
          <table:table-cell office:value-type="float" office:value="42.25">
            <text:p>42.25</text:p>
          </table:table-cell>
          <table:table-cell office:value-type="float" office:value="-222">
            <text:p>-222</text:p>
          </table:table-cell>
          <table:table-cell office:value-type="float" office:value="-115.375">
            <text:p>-115.375</text:p>
          </table:table-cell>
          <table:table-cell office:value-type="float" office:value="0.00822784810126582">
            <text:p>0.0082278481</text:p>
          </table:table-cell>
          <table:table-cell office:value-type="float" office:value="-0.0255760368663594">
            <text:p>-0.0255760369</text:p>
          </table:table-cell>
          <table:table-cell office:value-type="float" office:value="-0.00728653530377668">
            <text:p>-0.0072865353</text:p>
          </table:table-cell>
          <table:table-cell office:value-type="float" office:value="1.02893015542381">
            <text:p>1.0289301554</text:p>
          </table:table-cell>
          <table:table-cell office:value-type="float" office:value="0.911765972944849">
            <text:p>0.9117659729</text:p>
          </table:table-cell>
          <table:table-cell office:value-type="float" office:value="0.974601189886379">
            <text:p>0.9746011899</text:p>
          </table:table-cell>
          <table:table-cell office:value-type="float" office:value="0">
            <text:p>0</text:p>
          </table:table-cell>
          <table:table-cell office:value-type="float" office:value="-26.7533601790641">
            <text:p>-26.7533601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4797">
            <text:p>4797</text:p>
          </table:table-cell>
          <table:table-cell office:value-type="float" office:value="8820">
            <text:p>8820</text:p>
          </table:table-cell>
          <table:table-cell office:value-type="float" office:value="15691">
            <text:p>15691</text:p>
          </table:table-cell>
          <table:table-cell office:value-type="float" office:value="-3.25">
            <text:p>-3.25</text:p>
          </table:table-cell>
          <table:table-cell office:value-type="float" office:value="-298.5">
            <text:p>-298.5</text:p>
          </table:table-cell>
          <table:table-cell office:value-type="float" office:value="-130">
            <text:p>-130</text:p>
          </table:table-cell>
          <table:table-cell office:value-type="float" office:value="-0.000677506775067751">
            <text:p>-0.0006775068</text:p>
          </table:table-cell>
          <table:table-cell office:value-type="float" office:value="-0.033843537414966">
            <text:p>-0.0338435374</text:p>
          </table:table-cell>
          <table:table-cell office:value-type="float" office:value="-0.00828500414250207">
            <text:p>-0.0082850041</text:p>
          </table:table-cell>
          <table:table-cell office:value-type="float" office:value="0.997629625957506">
            <text:p>0.997629626</text:p>
          </table:table-cell>
          <table:table-cell office:value-type="float" office:value="0.883792573696145">
            <text:p>0.8837925737</text:p>
          </table:table-cell>
          <table:table-cell office:value-type="float" office:value="0.97113702243678">
            <text:p>0.9711370224</text:p>
          </table:table-cell>
          <table:table-cell office:value-type="float" office:value="0">
            <text:p>0</text:p>
          </table:table-cell>
          <table:table-cell office:value-type="float" office:value="-20.1323694910774">
            <text:p>-20.13236949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4485">
            <text:p>4485</text:p>
          </table:table-cell>
          <table:table-cell office:value-type="float" office:value="8857">
            <text:p>8857</text:p>
          </table:table-cell>
          <table:table-cell office:value-type="float" office:value="15431">
            <text:p>15431</text:p>
          </table:table-cell>
          <table:table-cell office:value-type="float" office:value="79.625">
            <text:p>79.625</text:p>
          </table:table-cell>
          <table:table-cell office:value-type="float" office:value="-278.375">
            <text:p>-278.375</text:p>
          </table:table-cell>
          <table:table-cell office:value-type="float" office:value="-305.5">
            <text:p>-305.5</text:p>
          </table:table-cell>
          <table:table-cell office:value-type="float" office:value="0.0177536231884058">
            <text:p>0.0177536232</text:p>
          </table:table-cell>
          <table:table-cell office:value-type="float" office:value="-0.0314299424184261">
            <text:p>-0.0314299424</text:p>
          </table:table-cell>
          <table:table-cell office:value-type="float" office:value="-0.0197978096040438">
            <text:p>-0.0197978096</text:p>
          </table:table-cell>
          <table:table-cell office:value-type="float" office:value="1.0627554557866">
            <text:p>1.0627554558</text:p>
          </table:table-cell>
          <table:table-cell office:value-type="float" office:value="0.891931370445143">
            <text:p>0.8919313704</text:p>
          </table:table-cell>
          <table:table-cell office:value-type="float" office:value="0.931475894785478">
            <text:p>0.9314758948</text:p>
          </table:table-cell>
          <table:table-cell office:value-type="float" office:value="0">
            <text:p>0</text:p>
          </table:table-cell>
          <table:table-cell office:value-type="float" office:value="-21.7053028156598">
            <text:p>-21.70530281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4498">
            <text:p>4498</text:p>
          </table:table-cell>
          <table:table-cell office:value-type="float" office:value="8132">
            <text:p>8132</text:p>
          </table:table-cell>
          <table:table-cell office:value-type="float" office:value="14157">
            <text:p>14157</text:p>
          </table:table-cell>
          <table:table-cell office:value-type="float" office:value="38.625">
            <text:p>38.625</text:p>
          </table:table-cell>
          <table:table-cell office:value-type="float" office:value="-370.5">
            <text:p>-370.5</text:p>
          </table:table-cell>
          <table:table-cell office:value-type="float" office:value="-443.625">
            <text:p>-443.625</text:p>
          </table:table-cell>
          <table:table-cell office:value-type="float" office:value="0.00858714984437528">
            <text:p>0.0085871498</text:p>
          </table:table-cell>
          <table:table-cell office:value-type="float" office:value="-0.0455607476635514">
            <text:p>-0.0455607477</text:p>
          </table:table-cell>
          <table:table-cell office:value-type="float" office:value="-0.03133608815427">
            <text:p>-0.0313360882</text:p>
          </table:table-cell>
          <table:table-cell office:value-type="float" office:value="1.03019955317451">
            <text:p>1.0301995532</text:p>
          </table:table-cell>
          <table:table-cell office:value-type="float" office:value="0.844605915363787">
            <text:p>0.8446059154</text:p>
          </table:table-cell>
          <table:table-cell office:value-type="float" office:value="0.892248314284847">
            <text:p>0.8922483143</text:p>
          </table:table-cell>
          <table:table-cell office:value-type="float" office:value="0">
            <text:p>0</text:p>
          </table:table-cell>
          <table:table-cell office:value-type="float" office:value="-14.8644249419623">
            <text:p>-14.864424942</text:p>
          </table:table-cell>
          <table:table-cell office:value-type="float" office:value="-21.7713611928224">
            <text:p>-21.7713611928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5135">
            <text:p>5135</text:p>
          </table:table-cell>
          <table:table-cell office:value-type="float" office:value="8088">
            <text:p>8088</text:p>
          </table:table-cell>
          <table:table-cell office:value-type="float" office:value="14690">
            <text:p>14690</text:p>
          </table:table-cell>
          <table:table-cell office:value-type="float" office:value="42.25">
            <text:p>42.25</text:p>
          </table:table-cell>
          <table:table-cell office:value-type="float" office:value="-79">
            <text:p>-79</text:p>
          </table:table-cell>
          <table:table-cell office:value-type="float" office:value="-401.375">
            <text:p>-401.375</text:p>
          </table:table-cell>
          <table:table-cell office:value-type="float" office:value="0.00822784810126582">
            <text:p>0.0082278481</text:p>
          </table:table-cell>
          <table:table-cell office:value-type="float" office:value="-0.0097675568743818">
            <text:p>-0.0097675569</text:p>
          </table:table-cell>
          <table:table-cell office:value-type="float" office:value="-0.0273230088495575">
            <text:p>-0.0273230088</text:p>
          </table:table-cell>
          <table:table-cell office:value-type="float" office:value="1.02893015542381">
            <text:p>1.0289301554</text:p>
          </table:table-cell>
          <table:table-cell office:value-type="float" office:value="0.966000545067561">
            <text:p>0.9660005451</text:p>
          </table:table-cell>
          <table:table-cell office:value-type="float" office:value="0.905832700779231">
            <text:p>0.9058327008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204517849365">
            <text:p>-25.02045178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4797">
            <text:p>4797</text:p>
          </table:table-cell>
          <table:table-cell office:value-type="float" office:value="8160">
            <text:p>8160</text:p>
          </table:table-cell>
          <table:table-cell office:value-type="float" office:value="14898">
            <text:p>14898</text:p>
          </table:table-cell>
          <table:table-cell office:value-type="float" office:value="-3.25">
            <text:p>-3.25</text:p>
          </table:table-cell>
          <table:table-cell office:value-type="float" office:value="130.75">
            <text:p>130.75</text:p>
          </table:table-cell>
          <table:table-cell office:value-type="float" office:value="-448.5">
            <text:p>-448.5</text:p>
          </table:table-cell>
          <table:table-cell office:value-type="float" office:value="-0.000677506775067751">
            <text:p>-0.0006775068</text:p>
          </table:table-cell>
          <table:table-cell office:value-type="float" office:value="0.0160232843137255">
            <text:p>0.0160232843</text:p>
          </table:table-cell>
          <table:table-cell office:value-type="float" office:value="-0.0301047120418848">
            <text:p>-0.030104712</text:p>
          </table:table-cell>
          <table:table-cell office:value-type="float" office:value="0.997629625957506">
            <text:p>0.997629626</text:p>
          </table:table-cell>
          <table:table-cell office:value-type="float" office:value="1.05658471655283">
            <text:p>1.0565847166</text:p>
          </table:table-cell>
          <table:table-cell office:value-type="float" office:value="0.896409843480168">
            <text:p>0.896409843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6762019367586">
            <text:p>-22.676201936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4485">
            <text:p>4485</text:p>
          </table:table-cell>
          <table:table-cell office:value-type="float" office:value="8632">
            <text:p>8632</text:p>
          </table:table-cell>
          <table:table-cell office:value-type="float" office:value="14157">
            <text:p>14157</text:p>
          </table:table-cell>
          <table:table-cell office:value-type="float" office:value="79.625">
            <text:p>79.625</text:p>
          </table:table-cell>
          <table:table-cell office:value-type="float" office:value="-137.125">
            <text:p>-137.125</text:p>
          </table:table-cell>
          <table:table-cell office:value-type="float" office:value="-443.625">
            <text:p>-443.625</text:p>
          </table:table-cell>
          <table:table-cell office:value-type="float" office:value="0.0177536231884058">
            <text:p>0.0177536232</text:p>
          </table:table-cell>
          <table:table-cell office:value-type="float" office:value="-0.0158856580166821">
            <text:p>-0.015885658</text:p>
          </table:table-cell>
          <table:table-cell office:value-type="float" office:value="-0.03133608815427">
            <text:p>-0.0313360882</text:p>
          </table:table-cell>
          <table:table-cell office:value-type="float" office:value="1.0627554557866">
            <text:p>1.0627554558</text:p>
          </table:table-cell>
          <table:table-cell office:value-type="float" office:value="0.944894811037634">
            <text:p>0.944894811</text:p>
          </table:table-cell>
          <table:table-cell office:value-type="float" office:value="0.892248314284847">
            <text:p>0.8922483143</text:p>
          </table:table-cell>
          <table:table-cell table:number-columns-repeated="2" office:value-type="float" office:value="0">
            <text:p>0</text:p>
          </table:table-cell>
          <table:table-cell office:value-type="float" office:value="-21.7713611928224">
            <text:p>-21.771361192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8">
            <text:p>1218</text:p>
          </table:table-cell>
          <table:table-cell office:value-type="float" office:value="4498">
            <text:p>4498</text:p>
          </table:table-cell>
          <table:table-cell office:value-type="float" office:value="8072">
            <text:p>8072</text:p>
          </table:table-cell>
          <table:table-cell office:value-type="float" office:value="13143">
            <text:p>13143</text:p>
          </table:table-cell>
          <table:table-cell office:value-type="float" office:value="169.25">
            <text:p>169.25</text:p>
          </table:table-cell>
          <table:table-cell office:value-type="float" office:value="-245.75">
            <text:p>-245.75</text:p>
          </table:table-cell>
          <table:table-cell office:value-type="float" office:value="-128.375">
            <text:p>-128.375</text:p>
          </table:table-cell>
          <table:table-cell office:value-type="float" office:value="0.0376278345931525">
            <text:p>0.0376278346</text:p>
          </table:table-cell>
          <table:table-cell office:value-type="float" office:value="-0.0304447472745292">
            <text:p>-0.0304447473</text:p>
          </table:table-cell>
          <table:table-cell office:value-type="float" office:value="-0.0097675568743818">
            <text:p>-0.0097675569</text:p>
          </table:table-cell>
          <table:table-cell office:value-type="float" office:value="1.13447249479093">
            <text:p>1.1344724948</text:p>
          </table:table-cell>
          <table:table-cell office:value-type="float" office:value="0.895260074506903">
            <text:p>0.8952600745</text:p>
          </table:table-cell>
          <table:table-cell office:value-type="float" office:value="0.966000545067561">
            <text:p>0.9660005451</text:p>
          </table:table-cell>
          <table:table-cell office:value-type="float" office:value="18.7655686790492">
            <text:p>18.765568679</text:p>
          </table:table-cell>
          <table:table-cell office:value-type="float" office:value="-22.4190222091868">
            <text:p>-22.41902220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4797">
            <text:p>4797</text:p>
          </table:table-cell>
          <table:table-cell office:value-type="float" office:value="8040">
            <text:p>8040</text:p>
          </table:table-cell>
          <table:table-cell office:value-type="float" office:value="13078">
            <text:p>13078</text:p>
          </table:table-cell>
          <table:table-cell office:value-type="float" office:value="-3.25">
            <text:p>-3.25</text:p>
          </table:table-cell>
          <table:table-cell office:value-type="float" office:value="224.25">
            <text:p>224.25</text:p>
          </table:table-cell>
          <table:table-cell office:value-type="float" office:value="222.625">
            <text:p>222.625</text:p>
          </table:table-cell>
          <table:table-cell office:value-type="float" office:value="-0.000677506775067751">
            <text:p>-0.0006775068</text:p>
          </table:table-cell>
          <table:table-cell office:value-type="float" office:value="0.0278917910447761">
            <text:p>0.027891791</text:p>
          </table:table-cell>
          <table:table-cell office:value-type="float" office:value="0.0170228628230616">
            <text:p>0.0170228628</text:p>
          </table:table-cell>
          <table:table-cell office:value-type="float" office:value="0.997629625957506">
            <text:p>0.997629626</text:p>
          </table:table-cell>
          <table:table-cell office:value-type="float" office:value="1.09914605459178">
            <text:p>1.0991460546</text:p>
          </table:table-cell>
          <table:table-cell office:value-type="float" office:value="1.06014798448375">
            <text:p>1.0601479845</text:p>
          </table:table-cell>
          <table:table-cell office:value-type="float" office:value="0">
            <text:p>0</text:p>
          </table:table-cell>
          <table:table-cell office:value-type="float" office:value="25.1962814845652">
            <text:p>25.19628148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4485">
            <text:p>4485</text:p>
          </table:table-cell>
          <table:table-cell office:value-type="float" office:value="7935">
            <text:p>7935</text:p>
          </table:table-cell>
          <table:table-cell office:value-type="float" office:value="13208">
            <text:p>13208</text:p>
          </table:table-cell>
          <table:table-cell office:value-type="float" office:value="79.625">
            <text:p>79.625</text:p>
          </table:table-cell>
          <table:table-cell office:value-type="float" office:value="140.875">
            <text:p>140.875</text:p>
          </table:table-cell>
          <table:table-cell office:value-type="float" office:value="32.25">
            <text:p>32.25</text:p>
          </table:table-cell>
          <table:table-cell table:number-columns-repeated="2" office:value-type="float" office:value="0.0177536231884058">
            <text:p>0.0177536232</text:p>
          </table:table-cell>
          <table:table-cell office:value-type="float" office:value="0.00244170199878861">
            <text:p>0.002441702</text:p>
          </table:table-cell>
          <table:table-cell table:number-columns-repeated="2" office:value-type="float" office:value="1.0627554557866">
            <text:p>1.0627554558</text:p>
          </table:table-cell>
          <table:table-cell office:value-type="float" office:value="1.00855764233672">
            <text:p>1.00855764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28">
            <text:p>428</text:p>
          </table:table-cell>
          <table:table-cell office:value-type="float" office:value="4498">
            <text:p>4498</text:p>
          </table:table-cell>
          <table:table-cell office:value-type="float" office:value="8340">
            <text:p>8340</text:p>
          </table:table-cell>
          <table:table-cell office:value-type="float" office:value="15012">
            <text:p>15012</text:p>
          </table:table-cell>
          <table:table-cell office:value-type="float" office:value="98.5">
            <text:p>98.5</text:p>
          </table:table-cell>
          <table:table-cell office:value-type="float" office:value="123.25">
            <text:p>123.25</text:p>
          </table:table-cell>
          <table:table-cell office:value-type="float" office:value="221.75">
            <text:p>221.75</text:p>
          </table:table-cell>
          <table:table-cell office:value-type="float" office:value="0.0218986216096043">
            <text:p>0.0218986216</text:p>
          </table:table-cell>
          <table:table-cell office:value-type="float" office:value="0.0147781774580336">
            <text:p>0.0147781775</text:p>
          </table:table-cell>
          <table:table-cell office:value-type="float" office:value="0.014771516120437">
            <text:p>0.0147715161</text:p>
          </table:table-cell>
          <table:table-cell office:value-type="float" office:value="1.07758509290528">
            <text:p>1.0775850929</text:p>
          </table:table-cell>
          <table:table-cell office:value-type="float" office:value="1.05215167437992">
            <text:p>1.0521516744</text:p>
          </table:table-cell>
          <table:table-cell office:value-type="float" office:value="1.05212797389098">
            <text:p>1.0521279739</text:p>
          </table:table-cell>
          <table:table-cell office:value-type="float" office:value="31.997870744786">
            <text:p>31.99787074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4">
            <text:p>4</text:p>
          </table:table-cell>
          <table:table-cell office:value-type="float" office:value="1130">
            <text:p>1130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4010">
            <text:p>4010</text:p>
          </table:table-cell>
          <table:table-cell office:value-type="float" office:value="8037">
            <text:p>8037</text:p>
          </table:table-cell>
          <table:table-cell office:value-type="float" office:value="15291">
            <text:p>15291</text:p>
          </table:table-cell>
          <table:table-cell office:value-type="float" office:value="-399.875">
            <text:p>-399.875</text:p>
          </table:table-cell>
          <table:table-cell office:value-type="float" office:value="4">
            <text:p>4</text:p>
          </table:table-cell>
          <table:table-cell office:value-type="float" office:value="-124.375">
            <text:p>-124.375</text:p>
          </table:table-cell>
          <table:table-cell office:value-type="float" office:value="-0.0997194513715711">
            <text:p>-0.0997194514</text:p>
          </table:table-cell>
          <table:table-cell office:value-type="float" office:value="0.000497698146074406">
            <text:p>0.0004976981</text:p>
          </table:table-cell>
          <table:table-cell office:value-type="float" office:value="-0.00813386959649467">
            <text:p>-0.0081338696</text:p>
          </table:table-cell>
          <table:table-cell office:value-type="float" office:value="0.670472099403922">
            <text:p>0.6704720994</text:p>
          </table:table-cell>
          <table:table-cell office:value-type="float" office:value="1.00174242901001">
            <text:p>1.001742429</text:p>
          </table:table-cell>
          <table:table-cell office:value-type="float" office:value="0.97166112968811">
            <text:p>0.9716611297</text:p>
          </table:table-cell>
          <table:table-cell office:value-type="float" office:value="-6.59833233036145">
            <text:p>-6.59833233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1146">
            <text:p>1146</text:p>
          </table:table-cell>
          <table:table-cell office:value-type="float" office:value="3913">
            <text:p>3913</text:p>
          </table:table-cell>
          <table:table-cell office:value-type="float" office:value="8036">
            <text:p>8036</text:p>
          </table:table-cell>
          <table:table-cell office:value-type="float" office:value="14924">
            <text:p>14924</text:p>
          </table:table-cell>
          <table:table-cell office:value-type="float" office:value="-350.75">
            <text:p>-350.75</text:p>
          </table:table-cell>
          <table:table-cell office:value-type="float" office:value="-177.625">
            <text:p>-177.625</text:p>
          </table:table-cell>
          <table:table-cell office:value-type="float" office:value="-329.75">
            <text:p>-329.75</text:p>
          </table:table-cell>
          <table:table-cell office:value-type="float" office:value="-0.0896371070789675">
            <text:p>-0.0896371071</text:p>
          </table:table-cell>
          <table:table-cell office:value-type="float" office:value="-0.0221036585365854">
            <text:p>-0.0221036585</text:p>
          </table:table-cell>
          <table:table-cell office:value-type="float" office:value="-0.0220952827660145">
            <text:p>-0.0220952828</text:p>
          </table:table-cell>
          <table:table-cell office:value-type="float" office:value="0.702018354715967">
            <text:p>0.7020183547</text:p>
          </table:table-cell>
          <table:table-cell office:value-type="float" office:value="0.923594795694527">
            <text:p>0.9235947957</text:p>
          </table:table-cell>
          <table:table-cell office:value-type="float" office:value="0.923623385299149">
            <text:p>0.9236233853</text:p>
          </table:table-cell>
          <table:table-cell office:value-type="float" office:value="-7.38081779895261">
            <text:p>-7.380817799</text:p>
          </table:table-cell>
          <table:table-cell office:value-type="float" office:value="-31.011069854753">
            <text:p>-31.0110698548</text:p>
          </table:table-cell>
          <table:table-cell office:value-type="float" office:value="-31.0229577393614">
            <text:p>-31.022957739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089">
            <text:p>1089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3378">
            <text:p>3378</text:p>
          </table:table-cell>
          <table:table-cell office:value-type="float" office:value="7600">
            <text:p>7600</text:p>
          </table:table-cell>
          <table:table-cell office:value-type="float" office:value="14456">
            <text:p>14456</text:p>
          </table:table-cell>
          <table:table-cell office:value-type="float" office:value="-376.857142857143">
            <text:p>-376.8571428571</text:p>
          </table:table-cell>
          <table:table-cell office:value-type="float" office:value="175.714285714286">
            <text:p>175.7142857143</text:p>
          </table:table-cell>
          <table:table-cell office:value-type="float" office:value="539">
            <text:p>539</text:p>
          </table:table-cell>
          <table:table-cell office:value-type="float" office:value="-0.111562209253151">
            <text:p>-0.1115622093</text:p>
          </table:table-cell>
          <table:table-cell office:value-type="float" office:value="0.0231203007518797">
            <text:p>0.0231203008</text:p>
          </table:table-cell>
          <table:table-cell office:value-type="float" office:value="0.0372855561704483">
            <text:p>0.0372855562</text:p>
          </table:table-cell>
          <table:table-cell office:value-type="float" office:value="0.633926675619523">
            <text:p>0.6339266756</text:p>
          </table:table-cell>
          <table:table-cell office:value-type="float" office:value="1.08196876731302">
            <text:p>1.0819687673</text:p>
          </table:table-cell>
          <table:table-cell office:value-type="float" office:value="1.13322426348649">
            <text:p>1.1332242635</text:p>
          </table:table-cell>
          <table:table-cell office:value-type="float" office:value="-5.85969543036824">
            <text:p>-5.8596954304</text:p>
          </table:table-cell>
          <table:table-cell office:value-type="float" office:value="30.3252777202388">
            <text:p>30.3252777202</text:p>
          </table:table-cell>
          <table:table-cell office:value-type="float" office:value="18.9346922216788">
            <text:p>18.934692221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1011">
            <text:p>1011</text:p>
          </table:table-cell>
          <table:table-cell office:value-type="float" office:value="2914">
            <text:p>2914</text:p>
          </table:table-cell>
          <table:table-cell office:value-type="float" office:value="6940">
            <text:p>6940</text:p>
          </table:table-cell>
          <table:table-cell office:value-type="float" office:value="14114">
            <text:p>14114</text:p>
          </table:table-cell>
          <table:table-cell office:value-type="float" office:value="-337.666666666667">
            <text:p>-337.6666666667</text:p>
          </table:table-cell>
          <table:table-cell office:value-type="float" office:value="0">
            <text:p>0</text:p>
          </table:table-cell>
          <table:table-cell office:value-type="float" office:value="229.666666666667">
            <text:p>229.6666666667</text:p>
          </table:table-cell>
          <table:table-cell office:value-type="float" office:value="-0.115877373598719">
            <text:p>-0.1158773736</text:p>
          </table:table-cell>
          <table:table-cell office:value-type="float" office:value="0">
            <text:p>0</text:p>
          </table:table-cell>
          <table:table-cell office:value-type="float" office:value="0.0162722592225214">
            <text:p>0.0162722592</text:p>
          </table:table-cell>
          <table:table-cell office:value-type="float" office:value="0.620747221200273">
            <text:p>0.6207472212</text:p>
          </table:table-cell>
          <table:table-cell office:value-type="float" office:value="1">
            <text:p>1</text:p>
          </table:table-cell>
          <table:table-cell office:value-type="float" office:value="1.05747188866243">
            <text:p>1.0574718887</text:p>
          </table:table-cell>
          <table:table-cell office:value-type="float" office:value="-5.62804439572213">
            <text:p>-5.62804439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71">
            <text:p>971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2640">
            <text:p>2640</text:p>
          </table:table-cell>
          <table:table-cell office:value-type="float" office:value="6861">
            <text:p>6861</text:p>
          </table:table-cell>
          <table:table-cell office:value-type="float" office:value="13828">
            <text:p>13828</text:p>
          </table:table-cell>
          <table:table-cell table:number-columns-repeated="2" office:value-type="float" office:value="0">
            <text:p>0</text:p>
          </table:table-cell>
          <table:table-cell office:value-type="float" office:value="36.4">
            <text:p>36.4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63234017934625">
            <text:p>0.0026323402</text:p>
          </table:table-cell>
          <table:table-cell office:value-type="float" office:value="0.6">
            <text:p>0.6</text:p>
          </table:table-cell>
          <table:table-cell office:value-type="float" office:value="1.02">
            <text:p>1.02</text:p>
          </table:table-cell>
          <table:table-cell office:value-type="float" office:value="1.00922677188876">
            <text:p>1.00922677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2334">
            <text:p>2334</text:p>
          </table:table-cell>
          <table:table-cell office:value-type="float" office:value="6585">
            <text:p>6585</text:p>
          </table:table-cell>
          <table:table-cell office:value-type="float" office:value="14115">
            <text:p>14115</text:p>
          </table:table-cell>
          <table:table-cell office:value-type="float" office:value="0">
            <text:p>0</text:p>
          </table:table-cell>
          <table:table-cell office:value-type="float" office:value="-707.25">
            <text:p>-707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07403189066059">
            <text:p>-0.1074031891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64669831051105">
            <text:p>0.6466983105</text:p>
          </table:table-cell>
          <table:table-cell office:value-type="float" office:value="1.07">
            <text:p>1.07</text:p>
          </table:table-cell>
          <table:table-cell office:value-type="float" office:value="0">
            <text:p>0</text:p>
          </table:table-cell>
          <table:table-cell office:value-type="float" office:value="-6.10055758649436">
            <text:p>-6.10055758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5">
            <text:p>5</text:p>
          </table:table-cell>
          <table:table-cell office:value-type="float" office:value="914">
            <text:p>914</text:p>
          </table:table-cell>
          <table:table-cell table:number-columns-repeated="2" office:value-type="float" office:value="346">
            <text:p>346</text:p>
          </table:table-cell>
          <table:table-cell office:value-type="float" office:value="2063">
            <text:p>2063</text:p>
          </table:table-cell>
          <table:table-cell office:value-type="float" office:value="6358">
            <text:p>6358</text:p>
          </table:table-cell>
          <table:table-cell office:value-type="float" office:value="14598">
            <text:p>14598</text:p>
          </table:table-cell>
          <table:table-cell table:number-columns-repeated="6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1">
            <text:p>0.71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5">
            <text:p>5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824">
            <text:p>1824</text:p>
          </table:table-cell>
          <table:table-cell office:value-type="float" office:value="5912">
            <text:p>5912</text:p>
          </table:table-cell>
          <table:table-cell office:value-type="float" office:value="15300">
            <text:p>15300</text:p>
          </table:table-cell>
          <table:table-cell table:number-columns-repeated="6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7">
            <text:p>0.77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08">
            <text:p>108</text:p>
          </table:table-cell>
          <table:table-cell office:value-type="float" office:value="6085.5">
            <text:p>6085.5</text:p>
          </table:table-cell>
          <table:table-cell office:value-type="float" office:value="9896.75">
            <text:p>9896.75</text:p>
          </table:table-cell>
          <table:table-cell office:value-type="float" office:value="14.6775">
            <text:p>14.6775</text:p>
          </table:table-cell>
          <table:table-cell table:number-columns-repeated="3" office:value-type="float" office:value="5">
            <text:p>5</text:p>
          </table:table-cell>
          <table:table-cell office:value-type="float" office:value="1016">
            <text:p>1016</text:p>
          </table:table-cell>
          <table:table-cell office:value-type="float" office:value="689">
            <text:p>689</text:p>
          </table:table-cell>
          <table:table-cell office:value-type="float" office:value="480">
            <text:p>480</text:p>
          </table:table-cell>
          <table:table-cell office:value-type="float" office:value="1612">
            <text:p>1612</text:p>
          </table:table-cell>
          <table:table-cell office:value-type="float" office:value="5518">
            <text:p>5518</text:p>
          </table:table-cell>
          <table:table-cell office:value-type="float" office:value="16036">
            <text:p>16036</text:p>
          </table:table-cell>
          <table:table-cell table:number-columns-repeated="6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09.333333333333">
            <text:p>109.3333333333</text:p>
          </table:table-cell>
          <table:table-cell office:value-type="float" office:value="6112">
            <text:p>6112</text:p>
          </table:table-cell>
          <table:table-cell office:value-type="float" office:value="5811">
            <text:p>5811</text:p>
          </table:table-cell>
          <table:table-cell office:value-type="float" office:value="15.6433333333333">
            <text:p>15.64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1079">
            <text:p>1079</text:p>
          </table:table-cell>
          <table:table-cell office:value-type="float" office:value="760">
            <text:p>760</text:p>
          </table:table-cell>
          <table:table-cell office:value-type="float" office:value="556">
            <text:p>556</text:p>
          </table:table-cell>
          <table:table-cell office:value-type="float" office:value="1425">
            <text:p>1425</text:p>
          </table:table-cell>
          <table:table-cell office:value-type="float" office:value="5066">
            <text:p>5066</text:p>
          </table:table-cell>
          <table:table-cell office:value-type="float" office:value="16808">
            <text:p>16808</text:p>
          </table:table-cell>
          <table:table-cell table:number-columns-repeated="6"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9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6">
            <text:p>0.6</text:p>
          </table:table-cell>
          <table:table-cell office:value-type="float" office:value="0.72">
            <text:p>0.72</text:p>
          </table:table-cell>
          <table:table-cell office:value-type="float" office:value="1.17">
            <text:p>1.17</text:p>
          </table:table-cell>
          <table:table-cell office:value-type="float" office:value="-5">
            <text:p>-5</text:p>
          </table:table-cell>
          <table:table-cell office:value-type="float" office:value="-8">
            <text:p>-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.7">
            <text:p>10.7</text:p>
          </table:table-cell>
          <table:table-cell office:value-type="float" office:value="14.1">
            <text:p>14.1</text:p>
          </table:table-cell>
          <table:table-cell office:value-type="float" office:value="21.1">
            <text:p>21.1</text:p>
          </table:table-cell>
          <table:table-cell office:value-type="float" office:value="10271">
            <text:p>10271</text:p>
          </table:table-cell>
          <table:table-cell office:value-type="float" office:value="10825">
            <text:p>10825</text:p>
          </table:table-cell>
          <table:table-cell office:value-type="float" office:value="11854">
            <text:p>1185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0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03:21.25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907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99">
                <text:p>11199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624">
                <text:p>10624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870">
                <text:p>10870</text:p>
              </table:table-cell>
              <table:table-cell office:value-type="float" office:value="15607">
                <text:p>1560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7098">
                <text:p>1709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710">
                <text:p>17710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384">
                <text:p>8384</text:p>
              </table:table-cell>
              <table:table-cell office:value-type="float" office:value="11428">
                <text:p>11428</text:p>
              </table:table-cell>
              <table:table-cell office:value-type="float" office:value="17208">
                <text:p>172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466">
                <text:p>11466</text:p>
              </table:table-cell>
              <table:table-cell office:value-type="float" office:value="17773">
                <text:p>1777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746">
                <text:p>12746</text:p>
              </table:table-cell>
              <table:table-cell office:value-type="float" office:value="17837">
                <text:p>1783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2487">
                <text:p>12487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469">
                <text:p>8469</text:p>
              </table:table-cell>
              <table:table-cell office:value-type="float" office:value="12386">
                <text:p>12386</text:p>
              </table:table-cell>
              <table:table-cell office:value-type="float" office:value="17577">
                <text:p>1757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905">
                <text:p>8905</text:p>
              </table:table-cell>
              <table:table-cell office:value-type="float" office:value="12902">
                <text:p>12902</text:p>
              </table:table-cell>
              <table:table-cell office:value-type="float" office:value="18119">
                <text:p>1811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806">
                <text:p>9806</text:p>
              </table:table-cell>
              <table:table-cell office:value-type="float" office:value="12954">
                <text:p>12954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912">
                <text:p>9912</text:p>
              </table:table-cell>
              <table:table-cell office:value-type="float" office:value="12702">
                <text:p>12702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912">
                <text:p>9912</text:p>
              </table:table-cell>
              <table:table-cell office:value-type="float" office:value="12774">
                <text:p>12774</text:p>
              </table:table-cell>
              <table:table-cell office:value-type="float" office:value="19749">
                <text:p>19749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4">
                <text:p>10294</text:p>
              </table:table-cell>
              <table:table-cell office:value-type="float" office:value="13332">
                <text:p>13332</text:p>
              </table:table-cell>
              <table:table-cell office:value-type="float" office:value="19949">
                <text:p>19949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213">
                <text:p>10213</text:p>
              </table:table-cell>
              <table:table-cell office:value-type="float" office:value="13848">
                <text:p>13848</text:p>
              </table:table-cell>
              <table:table-cell office:value-type="float" office:value="19881">
                <text:p>1988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932">
                <text:p>9932</text:p>
              </table:table-cell>
              <table:table-cell office:value-type="float" office:value="13764">
                <text:p>13764</text:p>
              </table:table-cell>
              <table:table-cell office:value-type="float" office:value="20952">
                <text:p>20952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799">
                <text:p>9799</text:p>
              </table:table-cell>
              <table:table-cell office:value-type="float" office:value="14488">
                <text:p>14488</text:p>
              </table:table-cell>
              <table:table-cell office:value-type="float" office:value="23269">
                <text:p>2326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428">
                <text:p>10428</text:p>
              </table:table-cell>
              <table:table-cell office:value-type="float" office:value="14879">
                <text:p>14879</text:p>
              </table:table-cell>
              <table:table-cell office:value-type="float" office:value="25017">
                <text:p>2501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89">
                <text:p>10789</text:p>
              </table:table-cell>
              <table:table-cell office:value-type="float" office:value="15830">
                <text:p>15830</text:p>
              </table:table-cell>
              <table:table-cell office:value-type="float" office:value="26685">
                <text:p>2668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10">
                <text:p>10210</text:p>
              </table:table-cell>
              <table:table-cell office:value-type="float" office:value="16728">
                <text:p>16728</text:p>
              </table:table-cell>
              <table:table-cell office:value-type="float" office:value="28264">
                <text:p>2826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99">
                <text:p>10799</text:p>
              </table:table-cell>
              <table:table-cell office:value-type="float" office:value="17734">
                <text:p>17734</text:p>
              </table:table-cell>
              <table:table-cell office:value-type="float" office:value="29661">
                <text:p>296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950">
                <text:p>10950</text:p>
              </table:table-cell>
              <table:table-cell office:value-type="float" office:value="18450">
                <text:p>18450</text:p>
              </table:table-cell>
              <table:table-cell office:value-type="float" office:value="30993">
                <text:p>3099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1035">
                <text:p>11035</text:p>
              </table:table-cell>
              <table:table-cell office:value-type="float" office:value="19384">
                <text:p>19384</text:p>
              </table:table-cell>
              <table:table-cell office:value-type="float" office:value="32486">
                <text:p>32486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505">
                <text:p>11505</text:p>
              </table:table-cell>
              <table:table-cell office:value-type="float" office:value="19878">
                <text:p>19878</text:p>
              </table:table-cell>
              <table:table-cell office:value-type="float" office:value="34602">
                <text:p>3460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352">
                <text:p>21352</text:p>
              </table:table-cell>
              <table:table-cell office:value-type="float" office:value="34798">
                <text:p>3479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77">
                <text:p>13777</text:p>
              </table:table-cell>
              <table:table-cell office:value-type="float" office:value="22255">
                <text:p>22255</text:p>
              </table:table-cell>
              <table:table-cell office:value-type="float" office:value="33149">
                <text:p>3314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482">
                <text:p>14482</text:p>
              </table:table-cell>
              <table:table-cell office:value-type="float" office:value="22370">
                <text:p>22370</text:p>
              </table:table-cell>
              <table:table-cell office:value-type="float" office:value="31327">
                <text:p>3132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175">
                <text:p>15175</text:p>
              </table:table-cell>
              <table:table-cell office:value-type="float" office:value="21678">
                <text:p>21678</text:p>
              </table:table-cell>
              <table:table-cell office:value-type="float" office:value="33214">
                <text:p>3321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942">
                <text:p>15942</text:p>
              </table:table-cell>
              <table:table-cell office:value-type="float" office:value="21302">
                <text:p>21302</text:p>
              </table:table-cell>
              <table:table-cell office:value-type="float" office:value="33635">
                <text:p>3363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380">
                <text:p>16380</text:p>
              </table:table-cell>
              <table:table-cell office:value-type="float" office:value="21902">
                <text:p>21902</text:p>
              </table:table-cell>
              <table:table-cell office:value-type="float" office:value="31920">
                <text:p>31920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852">
                <text:p>16852</text:p>
              </table:table-cell>
              <table:table-cell office:value-type="float" office:value="22398">
                <text:p>22398</text:p>
              </table:table-cell>
              <table:table-cell office:value-type="float" office:value="31360">
                <text:p>3136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340">
                <text:p>16340</text:p>
              </table:table-cell>
              <table:table-cell office:value-type="float" office:value="23459">
                <text:p>23459</text:p>
              </table:table-cell>
              <table:table-cell office:value-type="float" office:value="33267">
                <text:p>33267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380">
                <text:p>23380</text:p>
              </table:table-cell>
              <table:table-cell office:value-type="float" office:value="33712">
                <text:p>337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95">
                <text:p>16195</text:p>
              </table:table-cell>
              <table:table-cell office:value-type="float" office:value="22065">
                <text:p>22065</text:p>
              </table:table-cell>
              <table:table-cell office:value-type="float" office:value="31109">
                <text:p>3110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70">
                <text:p>16370</text:p>
              </table:table-cell>
              <table:table-cell office:value-type="float" office:value="21742">
                <text:p>21742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668">
                <text:p>21668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890">
                <text:p>21890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759">
                <text:p>21759</text:p>
              </table:table-cell>
              <table:table-cell office:value-type="float" office:value="31243">
                <text:p>3124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425">
                <text:p>16425</text:p>
              </table:table-cell>
              <table:table-cell office:value-type="float" office:value="21824">
                <text:p>21824</text:p>
              </table:table-cell>
              <table:table-cell office:value-type="float" office:value="34478">
                <text:p>344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854">
                <text:p>22854</text:p>
              </table:table-cell>
              <table:table-cell office:value-type="float" office:value="35689">
                <text:p>356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3150">
                <text:p>23150</text:p>
              </table:table-cell>
              <table:table-cell office:value-type="float" office:value="37310">
                <text:p>37310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2130">
                <text:p>22130</text:p>
              </table:table-cell>
              <table:table-cell office:value-type="float" office:value="36134">
                <text:p>3613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960">
                <text:p>15960</text:p>
              </table:table-cell>
              <table:table-cell office:value-type="float" office:value="23582">
                <text:p>23582</text:p>
              </table:table-cell>
              <table:table-cell office:value-type="float" office:value="33627">
                <text:p>3362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834">
                <text:p>15834</text:p>
              </table:table-cell>
              <table:table-cell office:value-type="float" office:value="21733">
                <text:p>21733</text:p>
              </table:table-cell>
              <table:table-cell office:value-type="float" office:value="35460">
                <text:p>3546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95">
                <text:p>14895</text:p>
              </table:table-cell>
              <table:table-cell office:value-type="float" office:value="21021">
                <text:p>21021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326">
                <text:p>13326</text:p>
              </table:table-cell>
              <table:table-cell office:value-type="float" office:value="21464">
                <text:p>21464</text:p>
              </table:table-cell>
              <table:table-cell office:value-type="float" office:value="34562">
                <text:p>3456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338">
                <text:p>12338</text:p>
              </table:table-cell>
              <table:table-cell office:value-type="float" office:value="21858">
                <text:p>21858</text:p>
              </table:table-cell>
              <table:table-cell office:value-type="float" office:value="32609">
                <text:p>3260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0935">
                <text:p>10935</text:p>
              </table:table-cell>
              <table:table-cell office:value-type="float" office:value="19826">
                <text:p>19826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9529">
                <text:p>9529</text:p>
              </table:table-cell>
              <table:table-cell office:value-type="float" office:value="19257">
                <text:p>19257</text:p>
              </table:table-cell>
              <table:table-cell office:value-type="float" office:value="35162">
                <text:p>35162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8112">
                <text:p>8112</text:p>
              </table:table-cell>
              <table:table-cell office:value-type="float" office:value="16900">
                <text:p>16900</text:p>
              </table:table-cell>
              <table:table-cell office:value-type="float" office:value="33792">
                <text:p>3379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397">
                <text:p>7397</text:p>
              </table:table-cell>
              <table:table-cell office:value-type="float" office:value="16150">
                <text:p>16150</text:p>
              </table:table-cell>
              <table:table-cell office:value-type="float" office:value="31013">
                <text:p>3101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6695">
                <text:p>6695</text:p>
              </table:table-cell>
              <table:table-cell office:value-type="float" office:value="14526">
                <text:p>14526</text:p>
              </table:table-cell>
              <table:table-cell office:value-type="float" office:value="28106">
                <text:p>2810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020">
                <text:p>7020</text:p>
              </table:table-cell>
              <table:table-cell office:value-type="float" office:value="14338">
                <text:p>14338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96">
                <text:p>7696</text:p>
              </table:table-cell>
              <table:table-cell office:value-type="float" office:value="13024">
                <text:p>13024</text:p>
              </table:table-cell>
              <table:table-cell office:value-type="float" office:value="22423">
                <text:p>2242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163">
                <text:p>7163</text:p>
              </table:table-cell>
              <table:table-cell office:value-type="float" office:value="12215">
                <text:p>12215</text:p>
              </table:table-cell>
              <table:table-cell office:value-type="float" office:value="20923">
                <text:p>20923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6695">
                <text:p>6695</text:p>
              </table:table-cell>
              <table:table-cell office:value-type="float" office:value="11330">
                <text:p>11330</text:p>
              </table:table-cell>
              <table:table-cell office:value-type="float" office:value="18324">
                <text:p>18324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6942">
                <text:p>6942</text:p>
              </table:table-cell>
              <table:table-cell office:value-type="float" office:value="11372">
                <text:p>11372</text:p>
              </table:table-cell>
              <table:table-cell office:value-type="float" office:value="17017">
                <text:p>1701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6773">
                <text:p>6773</text:p>
              </table:table-cell>
              <table:table-cell office:value-type="float" office:value="10216">
                <text:p>10216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564">
                <text:p>5564</text:p>
              </table:table-cell>
              <table:table-cell office:value-type="float" office:value="9416">
                <text:p>9416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266">
                <text:p>6266</text:p>
              </table:table-cell>
              <table:table-cell office:value-type="float" office:value="9720">
                <text:p>9720</text:p>
              </table:table-cell>
              <table:table-cell office:value-type="float" office:value="15938">
                <text:p>15938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6591">
                <text:p>6591</text:p>
              </table:table-cell>
              <table:table-cell office:value-type="float" office:value="9656">
                <text:p>9656</text:p>
              </table:table-cell>
              <table:table-cell office:value-type="float" office:value="16601">
                <text:p>1660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5993">
                <text:p>5993</text:p>
              </table:table-cell>
              <table:table-cell office:value-type="float" office:value="9496">
                <text:p>9496</text:p>
              </table:table-cell>
              <table:table-cell office:value-type="float" office:value="16029">
                <text:p>1602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5135">
                <text:p>5135</text:p>
              </table:table-cell>
              <table:table-cell office:value-type="float" office:value="8680">
                <text:p>8680</text:p>
              </table:table-cell>
              <table:table-cell office:value-type="float" office:value="15834">
                <text:p>1583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4797">
                <text:p>4797</text:p>
              </table:table-cell>
              <table:table-cell office:value-type="float" office:value="8820">
                <text:p>8820</text:p>
              </table:table-cell>
              <table:table-cell office:value-type="float" office:value="15691">
                <text:p>1569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4485">
                <text:p>4485</text:p>
              </table:table-cell>
              <table:table-cell office:value-type="float" office:value="8857">
                <text:p>8857</text:p>
              </table:table-cell>
              <table:table-cell office:value-type="float" office:value="15431">
                <text:p>1543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498">
                <text:p>4498</text:p>
              </table:table-cell>
              <table:table-cell office:value-type="float" office:value="8132">
                <text:p>8132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135">
                <text:p>5135</text:p>
              </table:table-cell>
              <table:table-cell office:value-type="float" office:value="8088">
                <text:p>8088</text:p>
              </table:table-cell>
              <table:table-cell office:value-type="float" office:value="14690">
                <text:p>1469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4797">
                <text:p>4797</text:p>
              </table:table-cell>
              <table:table-cell office:value-type="float" office:value="8160">
                <text:p>8160</text:p>
              </table:table-cell>
              <table:table-cell office:value-type="float" office:value="14898">
                <text:p>14898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4485">
                <text:p>4485</text:p>
              </table:table-cell>
              <table:table-cell office:value-type="float" office:value="8632">
                <text:p>8632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498">
                <text:p>4498</text:p>
              </table:table-cell>
              <table:table-cell office:value-type="float" office:value="8072">
                <text:p>8072</text:p>
              </table:table-cell>
              <table:table-cell office:value-type="float" office:value="13143">
                <text:p>1314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4797">
                <text:p>4797</text:p>
              </table:table-cell>
              <table:table-cell office:value-type="float" office:value="8040">
                <text:p>8040</text:p>
              </table:table-cell>
              <table:table-cell office:value-type="float" office:value="13078">
                <text:p>130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485">
                <text:p>4485</text:p>
              </table:table-cell>
              <table:table-cell office:value-type="float" office:value="7935">
                <text:p>7935</text:p>
              </table:table-cell>
              <table:table-cell office:value-type="float" office:value="13208">
                <text:p>1320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498">
                <text:p>4498</text:p>
              </table:table-cell>
              <table:table-cell office:value-type="float" office:value="8340">
                <text:p>8340</text:p>
              </table:table-cell>
              <table:table-cell office:value-type="float" office:value="15012">
                <text:p>1501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4010">
                <text:p>4010</text:p>
              </table:table-cell>
              <table:table-cell office:value-type="float" office:value="8037">
                <text:p>8037</text:p>
              </table:table-cell>
              <table:table-cell office:value-type="float" office:value="15291">
                <text:p>15291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3913">
                <text:p>3913</text:p>
              </table:table-cell>
              <table:table-cell office:value-type="float" office:value="8036">
                <text:p>8036</text:p>
              </table:table-cell>
              <table:table-cell office:value-type="float" office:value="14924">
                <text:p>1492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3378">
                <text:p>3378</text:p>
              </table:table-cell>
              <table:table-cell office:value-type="float" office:value="7600">
                <text:p>7600</text:p>
              </table:table-cell>
              <table:table-cell office:value-type="float" office:value="14456">
                <text:p>1445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2914">
                <text:p>2914</text:p>
              </table:table-cell>
              <table:table-cell office:value-type="float" office:value="6940">
                <text:p>6940</text:p>
              </table:table-cell>
              <table:table-cell office:value-type="float" office:value="14114">
                <text:p>1411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2640">
                <text:p>2640</text:p>
              </table:table-cell>
              <table:table-cell office:value-type="float" office:value="6861">
                <text:p>6861</text:p>
              </table:table-cell>
              <table:table-cell office:value-type="float" office:value="13828">
                <text:p>1382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2334">
                <text:p>2334</text:p>
              </table:table-cell>
              <table:table-cell office:value-type="float" office:value="6585">
                <text:p>6585</text:p>
              </table:table-cell>
              <table:table-cell office:value-type="float" office:value="14115">
                <text:p>1411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2063">
                <text:p>2063</text:p>
              </table:table-cell>
              <table:table-cell office:value-type="float" office:value="6358">
                <text:p>6358</text:p>
              </table:table-cell>
              <table:table-cell office:value-type="float" office:value="14598">
                <text:p>1459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824">
                <text:p>1824</text:p>
              </table:table-cell>
              <table:table-cell office:value-type="float" office:value="5912">
                <text:p>5912</text:p>
              </table:table-cell>
              <table:table-cell office:value-type="float" office:value="15300">
                <text:p>1530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612">
                <text:p>1612</text:p>
              </table:table-cell>
              <table:table-cell office:value-type="float" office:value="5518">
                <text:p>5518</text:p>
              </table:table-cell>
              <table:table-cell office:value-type="float" office:value="16036">
                <text:p>1603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25">
                <text:p>1425</text:p>
              </table:table-cell>
              <table:table-cell office:value-type="float" office:value="5066">
                <text:p>5066</text:p>
              </table:table-cell>
              <table:table-cell office:value-type="float" office:value="16808">
                <text:p>16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085.5">
                <text:p>6085.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12">
                <text:p>6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3cm" svg:y="1.404cm" svg:width="30.896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775">
                <text:p>14.677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5.6433333333333">
                <text:p>15.64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1cm" svg:y="1.352cm" svg:width="31.355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6161684473218">
                <text:p>1.0616168447321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5961057056344">
                <text:p>1.0596105705634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652798067654">
                <text:p>1.0565279806765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866487961693">
                <text:p>1.07866487961693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9000035116988">
                <text:p>1.0900003511698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7544679569176">
                <text:p>1.0754467956917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5452869400972">
                <text:p>1.05452869400972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4499074458675">
                <text:p>1.0449907445867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6220897374301">
                <text:p>1.0622089737430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831593596803">
                <text:p>1.0583159359680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631226963518">
                <text:p>1.036312269635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6050619253143">
                <text:p>1.0605061925314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538159134824">
                <text:p>1.053815913482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7202158988682">
                <text:p>1.0720215898868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6189148191965">
                <text:p>1.06189148191965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9936827272104">
                <text:p>1.099368272721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5605939101615">
                <text:p>1.1560593910161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2011532612486">
                <text:p>1.201153261248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923673335341">
                <text:p>1.2092367333534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224623211054">
                <text:p>1.21224623211054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579667827593">
                <text:p>1.1757966782759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674280271333">
                <text:p>1.18674280271333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4535186681493">
                <text:p>1.0453518668149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02390475266795">
                <text:p>1.0239047526679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947400443073">
                <text:p>1.15947400443073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4627122413">
                <text:p>1.104627122413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145065869078">
                <text:p>0.9861450658690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5059382723158">
                <text:p>0.99505938272315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87885627958695">
                <text:p>0.98788562795869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54118902066686">
                <text:p>0.95411890206668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5257087162401">
                <text:p>0.99525708716240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1637971719462">
                <text:p>1.0163797171946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7245446737513">
                <text:p>0.98724544673751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80688299726941">
                <text:p>0.98068829972694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625656016915">
                <text:p>1.0462565601691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3553412680426">
                <text:p>1.0355341268042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550666248228">
                <text:p>1.0555066624822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92703070884">
                <text:p>1.029270307088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4327577296592">
                <text:p>1.0432757729659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7531495554652">
                <text:p>0.997531495554652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948248586433">
                <text:p>1.009482485864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741431460954">
                <text:p>1.0674143146095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014306727454">
                <text:p>0.84014306727454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768697592079776">
                <text:p>0.76869759207977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0644757409867">
                <text:p>0.96064475740986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485493555054">
                <text:p>1.0548549355505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725104039071854">
                <text:p>0.72510403907185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991185672864259">
                <text:p>0.99118567286425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698630632861306">
                <text:p>0.69863063286130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4555958170451">
                <text:p>0.8455595817045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650096437816906">
                <text:p>0.65009643781690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01839910694681">
                <text:p>0.901839910694681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686549433828343">
                <text:p>0.686549433828343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24807970647484">
                <text:p>0.924807970647484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616342173914828">
                <text:p>0.61634217391482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764596882622076">
                <text:p>0.76459688262207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666343018781845">
                <text:p>0.666343018781845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715377986720203">
                <text:p>0.715377986720203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844605915363787">
                <text:p>0.84460591536378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814392187023701">
                <text:p>0.814392187023701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113702243678">
                <text:p>0.9711370224367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31475894785478">
                <text:p>0.93147589478547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11765972944849">
                <text:p>0.91176597294484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83792573696145">
                <text:p>0.88379257369614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91931370445143">
                <text:p>0.89193137044514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44605915363787">
                <text:p>0.84460591536378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66000545067561">
                <text:p>0.96600054506756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.05658471655283">
                <text:p>1.0565847165528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44894811037634">
                <text:p>0.94489481103763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895260074506903">
                <text:p>0.89526007450690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.09914605459178">
                <text:p>1.099146054591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.0627554557866">
                <text:p>1.062755455786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.05215167437992">
                <text:p>1.0521516743799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.00174242901001">
                <text:p>1.00174242901001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3594795694527">
                <text:p>0.92359479569452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.08196876731302">
                <text:p>1.0819687673130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64669831051105">
                <text:p>0.6466983105110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896.75">
                <text:p>9896.7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